
<file path=META-INF/manifest.xml><?xml version="1.0" encoding="utf-8"?>
<manifest:manifest xmlns:manifest="urn:oasis:names:tc:opendocument:xmlns:manifest:1.0">
  <manifest:file-entry manifest:media-type="application/vnd.oasis.opendocument.presentation" manifest:full-path="/"/>
  <manifest:file-entry manifest:media-type="image/jpeg" manifest:full-path="Pictures/10000000000001C2000001BFF73641F8.jpg"/>
  <manifest:file-entry manifest:media-type="" manifest:full-path="Pictures/2000000700001483000008991022828D.wmf"/>
  <manifest:file-entry manifest:media-type="" manifest:full-path="Pictures/200000EB000675A5000430498AE6301E.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image/jpeg" manifest:full-path="Object 1/Pictures/10000000000001C2000001BFF73641F8.jp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fals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9900" draw:textarea-horizontal-align="left" draw:textarea-vertical-align="middle" draw:auto-grow-height="false" fo:padding-top="0.13cm" fo:padding-bottom="0.13cm" fo:padding-left="0.25cm" fo:padding-right="0.25cm" fo:wrap-option="wrap" draw:shadow="hidden" draw:shadow-color="#808080"/>
    </style:style>
    <style:style style:name="gr2" style:family="graphic" style:parent-style-name="standard">
      <style:graphic-properties draw:stroke="solid" svg:stroke-width="0.159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3" style:family="graphic" style:parent-style-name="standard">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7" style:family="graphic" style:parent-style-name="standard">
      <style:graphic-properties draw:ole-draw-aspect="1"/>
    </style:style>
    <style:style style:name="gr8" style:family="graphic">
      <style:graphic-properties style:protect="size"/>
    </style:style>
    <style:style style:name="gr9"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0"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11" style:family="graphic" style:parent-style-name="standard">
      <style:graphic-properties draw:stroke="solid" svg:stroke-width="0.026cm" svg:stroke-color="#000000" draw:stroke-linejoin="miter" draw:fill="solid" draw:fill-color="#ffcc00" draw:textarea-horizontal-align="left" draw:textarea-vertical-align="middle" draw:auto-grow-height="false" fo:padding-top="0.13cm" fo:padding-bottom="0.13cm" fo:padding-left="0.25cm" fo:padding-right="0.25cm" fo:wrap-option="wrap" draw:shadow="hidden" draw:shadow-color="#808080"/>
    </style:style>
    <style:style style:name="gr12"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14" style:family="graphic" style:parent-style-name="standard">
      <style:graphic-properties draw:visible-area-left="0cm" draw:visible-area-top="0cm" draw:visible-area-width="48.564cm" draw:visible-area-height="42.25cm" draw:ole-draw-aspect="1"/>
    </style:style>
    <style:style style:name="gr15" style:family="graphic" style:parent-style-name="standard">
      <style:graphic-properties draw:stroke="solid" svg:stroke-width="0.079cm" svg:stroke-color="#ff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16"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no-wrap" draw:shadow="hidden"/>
    </style:style>
    <style:style style:name="gr17" style:family="graphic" style:parent-style-name="standard">
      <style:graphic-properties draw:stroke="solid" svg:stroke-width="0.062cm" svg:stroke-color="#0066cc"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8" style:family="graphic" style:parent-style-name="standard">
      <style:graphic-properties draw:stroke="solid" svg:stroke-width="0.035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9"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2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21"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2"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no-wrap" draw:shadow="hidden"/>
    </style:style>
    <style:style style:name="gr23" style:family="graphic" style:parent-style-name="standard">
      <style:graphic-properties draw:stroke="none" draw:fill="none" draw:fill-color="#00cc99" draw:textarea-horizontal-align="justify" draw:textarea-vertical-align="middle" draw:auto-grow-height="true" fo:padding-top="0.212cm" fo:padding-bottom="0.106cm" fo:padding-left="0.25cm" fo:padding-right="0.25cm" fo:wrap-option="no-wrap" draw:shadow="hidden" draw:shadow-color="#808080"/>
    </style:style>
    <style:style style:name="gr24" style:family="graphic" style:parent-style-name="standard">
      <style:graphic-properties draw:stroke="solid" svg:stroke-width="0.106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25"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26" style:family="graphic" style:parent-style-name="standard">
      <style:graphic-properties draw:stroke="solid" svg:stroke-width="0.026cm" svg:stroke-color="#ffffff"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27" style:family="graphic" style:parent-style-name="standard">
      <style:graphic-properties draw:visible-area-left="0cm" draw:visible-area-top="0cm" draw:visible-area-width="5.274cm" draw:visible-area-height="5.09cm" draw:ole-draw-aspect="1"/>
    </style:style>
    <style:style style:name="gr28" style:family="graphic" style:parent-style-name="standard">
      <style:graphic-properties draw:visible-area-left="0cm" draw:visible-area-top="0cm" draw:visible-area-width="5.666cm" draw:visible-area-height="2.439cm" draw:ole-draw-aspect="1"/>
    </style:style>
    <style:style style:name="gr29"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no-wrap" draw:shadow="hidden" draw:shadow-color="#808080"/>
    </style:style>
    <style:style style:name="gr30"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pr1" style:family="presentation" style:parent-style-name="Default-notes">
      <style:graphic-properties draw:stroke="none" draw:fill="none" draw:fill-color="#00cc99" draw:textarea-horizontal-align="justify" draw:textarea-vertical-align="top" draw:auto-grow-height="true" draw:auto-grow-width="false" fo:min-height="11.473cm" fo:min-width="0cm" fo:padding-top="0.131cm" fo:padding-bottom="0.131cm" fo:padding-left="0.262cm" fo:padding-right="0.262cm" fo:wrap-option="no-wrap" draw:shadow="hidden" draw:shadow-color="#808080"/>
    </style:style>
    <style:style style:name="pr2" style:family="presentation" style:parent-style-name="Default-notes">
      <style:graphic-properties draw:fill-color="#ffffff" fo:min-height="11.736cm"/>
    </style:style>
    <style:style style:name="P1" style:family="paragraph">
      <style:paragraph-properties style:writing-mode="lr-tb"/>
    </style:style>
    <style:style style:name="P2" style:family="paragraph">
      <style:paragraph-properties fo:margin-left="0cm" fo:margin-right="0cm" fo:line-height="100%" fo:text-align="center" text:enable-numbering="false" fo:text-indent="0cm"/>
    </style:style>
    <style:style style:name="P3" style:family="paragraph">
      <style:paragraph-properties fo:margin-left="0cm" fo:margin-right="0cm" fo:line-height="100%" text:enable-numbering="false" fo:text-indent="0cm"/>
    </style:style>
    <style:style style:name="P4" style:family="paragraph">
      <style:paragraph-properties fo:text-align="center" style:writing-mode="lr-tb"/>
      <style:text-properties fo:font-size="24pt"/>
    </style:style>
    <style:style style:name="P5" style:family="paragraph">
      <style:paragraph-properties fo:margin-left="0cm" fo:margin-right="0cm" fo:margin-top="0.582cm" fo:margin-bottom="0cm" fo:line-height="100%" fo:text-align="center" text:enable-numbering="false" fo:text-indent="0cm"/>
    </style:style>
    <style:style style:name="P6" style:family="paragraph">
      <style:paragraph-properties fo:margin-left="0cm" fo:margin-right="0cm" fo:margin-top="0.158cm" fo:margin-bottom="0cm" text:enable-numbering="false" fo:text-indent="0cm"/>
    </style:style>
    <style:style style:name="P7" style:family="paragraph">
      <style:paragraph-properties fo:margin-left="1.27cm" fo:margin-right="0cm" fo:margin-top="0.396cm" fo:margin-bottom="0cm" fo:line-height="100%" fo:text-align="start" text:enable-numbering="true" fo:text-indent="-0.635cm" style:punctuation-wrap="simple" style:line-break="normal" style:writing-mode="lr-tb"/>
    </style:style>
    <style:style style:name="P8" style:family="paragraph">
      <style:paragraph-properties fo:margin-left="1.27cm" fo:margin-right="0cm" fo:margin-top="0cm" fo:margin-bottom="0cm" fo:line-height="100%" fo:text-align="start" text:enable-numbering="false" fo:text-indent="-0.635cm" style:punctuation-wrap="simple" style:line-break="normal" style:writing-mode="lr-tb"/>
    </style:style>
    <style:style style:name="P9" style:family="paragraph">
      <style:paragraph-properties fo:margin-left="1.27cm" fo:margin-right="0cm" fo:margin-top="0.158cm" fo:margin-bottom="0cm" fo:line-height="100%" fo:text-align="start" text:enable-numbering="false" fo:text-indent="-0.635cm" style:punctuation-wrap="simple" style:line-break="normal" style:writing-mode="lr-tb"/>
    </style:style>
    <style:style style:name="P10" style:family="paragraph">
      <style:paragraph-properties fo:margin-left="1.27cm" fo:margin-right="0cm" fo:margin-top="0.158cm" fo:margin-bottom="0cm" fo:line-height="100%" fo:text-align="start" text:enable-numbering="true" fo:text-indent="-0.635cm" style:punctuation-wrap="simple" style:line-break="normal" style:writing-mode="lr-tb"/>
    </style:style>
    <style:style style:name="P11" style:family="paragraph">
      <style:paragraph-properties fo:margin-left="0.035cm" fo:margin-right="0cm" fo:line-height="100%" fo:text-align="justify" text:enable-numbering="false" fo:text-indent="-0.035cm"/>
    </style:style>
    <style:style style:name="P12" style:family="paragraph">
      <style:paragraph-properties fo:margin-left="0.035cm" fo:margin-right="0cm" fo:line-height="100%" fo:text-align="center" text:enable-numbering="false" fo:text-indent="-0.035cm"/>
    </style:style>
    <style:style style:name="P13" style:family="paragraph">
      <style:paragraph-properties fo:margin-left="2.059cm" fo:margin-right="0cm" fo:margin-top="0.317cm" fo:margin-bottom="0cm" fo:line-height="100%" fo:text-align="justify" text:enable-numbering="true" fo:text-indent="-0.816cm" style:punctuation-wrap="simple" style:line-break="normal" style:writing-mode="lr-tb"/>
    </style:style>
    <style:style style:name="P14" style:family="paragraph">
      <style:paragraph-properties fo:margin-left="0.035cm" fo:margin-right="0cm" fo:margin-top="0.635cm" fo:margin-bottom="0cm" fo:line-height="100%" fo:text-align="justify" text:enable-numbering="false" fo:text-indent="-0.035cm"/>
    </style:style>
    <style:style style:name="P15" style:family="paragraph">
      <style:paragraph-properties fo:margin-left="2.376cm" fo:margin-right="0cm" fo:margin-top="0.352cm" fo:margin-bottom="0cm" fo:line-height="100%" fo:text-align="justify" text:enable-numbering="true" fo:text-indent="-1.27cm" style:punctuation-wrap="simple" style:line-break="normal" style:writing-mode="lr-tb"/>
    </style:style>
    <style:style style:name="P16" style:family="paragraph">
      <style:paragraph-properties fo:margin-left="0cm" fo:margin-right="0cm" fo:margin-top="0.873cm" fo:margin-bottom="0cm" fo:line-height="100%" fo:text-align="center" text:enable-numbering="false" fo:text-indent="0cm"/>
    </style:style>
    <style:style style:name="P17" style:family="paragraph">
      <style:paragraph-properties fo:margin-left="0cm" fo:margin-right="0cm" fo:margin-top="0.987cm" fo:margin-bottom="0cm" fo:line-height="100%" fo:text-align="center" text:enable-numbering="false" fo:text-indent="0cm"/>
    </style:style>
    <style:style style:name="P18" style:family="paragraph">
      <style:paragraph-properties fo:margin-left="0cm" fo:margin-right="0cm" fo:line-height="100%" fo:text-align="justify" text:enable-numbering="false" fo:text-indent="0cm"/>
    </style:style>
    <style:style style:name="P19" style:family="paragraph">
      <style:paragraph-properties fo:margin-left="1.27cm" fo:margin-right="0cm" fo:margin-top="0cm" fo:margin-bottom="0cm" fo:line-height="100%" fo:text-align="justify" text:enable-numbering="true" fo:text-indent="-0.772cm" style:punctuation-wrap="simple" style:line-break="normal" style:writing-mode="lr-tb"/>
    </style:style>
    <style:style style:name="P20" style:family="paragraph">
      <style:paragraph-properties fo:margin-left="0cm" fo:margin-right="0cm" fo:margin-top="0.423cm" fo:margin-bottom="0cm" fo:line-height="100%" fo:text-align="justify" text:enable-numbering="false" fo:text-indent="0cm"/>
    </style:style>
    <style:style style:name="P21" style:family="paragraph">
      <style:paragraph-properties fo:margin-left="0cm" fo:margin-right="0cm" fo:line-height="90%" fo:text-align="center" text:enable-numbering="false" fo:text-indent="0cm"/>
    </style:style>
    <style:style style:name="P22" style:family="paragraph">
      <style:paragraph-properties fo:margin-left="1.27cm" fo:margin-right="0cm" fo:margin-top="0cm" fo:margin-bottom="0cm" fo:line-height="100%" fo:text-align="start" text:enable-numbering="true" fo:text-indent="-0.635cm" style:punctuation-wrap="simple" style:line-break="normal" style:writing-mode="lr-tb"/>
    </style:style>
    <style:style style:name="P23" style:family="paragraph">
      <style:paragraph-properties fo:margin-left="1.728cm" fo:margin-right="0cm" fo:margin-top="0.37cm" fo:margin-bottom="0cm" fo:line-height="100%" fo:text-align="justify" text:enable-numbering="true" fo:text-indent="-0.772cm" style:punctuation-wrap="simple" style:line-break="normal" style:writing-mode="lr-tb"/>
    </style:style>
    <style:style style:name="P24" style:family="paragraph">
      <style:paragraph-properties fo:margin-left="2.116cm" fo:margin-right="0cm" fo:margin-top="0.317cm" fo:margin-bottom="0cm" fo:line-height="100%" fo:text-align="justify" text:enable-numbering="true" fo:text-indent="-1.305cm" style:punctuation-wrap="simple" style:line-break="normal" style:writing-mode="lr-tb"/>
    </style:style>
    <style:style style:name="P25" style:family="paragraph">
      <style:paragraph-properties fo:margin-left="2.116cm" fo:margin-right="0cm" fo:margin-top="0cm" fo:margin-bottom="0cm" fo:line-height="100%" fo:text-align="justify" text:enable-numbering="true" fo:text-indent="-1.305cm" style:punctuation-wrap="simple" style:line-break="normal" style:writing-mode="lr-tb"/>
    </style:style>
    <style:style style:name="P26" style:family="paragraph">
      <style:paragraph-properties fo:margin-left="0cm" fo:margin-right="0cm" fo:margin-top="0.238cm" fo:margin-bottom="0cm" fo:line-height="100%" fo:text-align="center" text:enable-numbering="false" fo:text-indent="0cm"/>
    </style:style>
    <style:style style:name="T1" style:family="text">
      <style:text-properties fo:font-family="'Bookman Old Style'" style:font-family-generic="roman" style:font-pitch="variable" fo:font-size="20pt" fo:language="en" fo:country="CA" fo:font-weight="bold" style:font-size-asian="20pt" style:font-weight-asian="bold" style:font-size-complex="20pt" style:font-weight-complex="bold"/>
    </style:style>
    <style:style style:name="T2" style:family="text">
      <style:text-properties fo:font-family="'Bookman Old Style'" style:font-family-generic="roman" style:font-pitch="variable" fo:font-size="16pt" fo:language="en" fo:country="CA" style:font-size-asian="16pt" style:font-size-complex="16pt"/>
    </style:style>
    <style:style style:name="T3" style:family="text">
      <style:text-properties fo:color="#000066" fo:font-family="'Arial Black'" style:font-family-generic="swiss" style:font-pitch="variable" fo:font-size="44pt" fo:text-shadow="1pt 1pt" fo:font-weight="bold" style:font-size-asian="44pt" style:font-weight-asian="bold" style:font-size-complex="44pt" style:font-weight-complex="bold"/>
    </style:style>
    <style:style style:name="T4" style:family="text">
      <style:text-properties fo:font-family="Arial" style:font-pitch="variable" fo:font-size="20pt" fo:language="en" fo:country="GB"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font-family="Arial" style:font-pitch="variable" fo:font-size="20pt" fo:language="en" fo:country="US" style:text-underline-style="solid" style:text-underline-width="auto" style:text-underline-color="font-color" fo:font-weight="bold" style:font-size-asian="20pt" style:font-weight-asian="bold" style:font-size-complex="20pt" style:font-weight-complex="bold"/>
    </style:style>
    <style:style style:name="T6" style:family="text">
      <style:text-properties fo:color="#000000" style:text-line-through-style="none" style:text-position="0% 100%" fo:font-family="Arial" style:font-pitch="variable" fo:font-size="18pt" fo:language="en" fo:country="GB"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7" style:family="text">
      <style:text-properties fo:color="#000000" style:text-line-through-style="none" style:text-position="0% 100%" fo:font-family="Arial" style:font-pitch="variable"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8" style:family="text">
      <style:text-properties fo:font-family="Arial" style:font-pitch="variable" fo:font-size="18pt" fo:language="en" fo:country="GB" style:font-size-asian="18pt" style:font-size-complex="18pt"/>
    </style:style>
    <style:style style:name="T9" style:family="text">
      <style:text-properties fo:color="#000066" fo:font-family="'Arial Black'" style:font-family-generic="swiss" style:font-pitch="variable" fo:font-size="36pt" fo:text-shadow="1pt 1pt" style:font-size-asian="36pt" style:font-size-complex="36pt"/>
    </style:style>
    <style:style style:name="T10" style:family="text">
      <style:text-properties fo:color="#000066" fo:font-family="'Arial Black'" style:font-family-generic="swiss" style:font-pitch="variable" fo:font-size="14pt" fo:text-shadow="1pt 1pt" style:font-size-asian="14pt" style:font-size-complex="14pt"/>
    </style:style>
    <style:style style:name="T11" style:family="text">
      <style:text-properties fo:font-family="Arial" style:font-pitch="variable" fo:language="en" fo:country="US"/>
    </style:style>
    <style:style style:name="T12" style:family="text">
      <style:text-properties fo:font-family="'Arial Black'" style:font-family-generic="swiss" style:font-pitch="variable" fo:language="en" fo:country="US"/>
    </style:style>
    <style:style style:name="T13" style:family="text">
      <style:text-properties fo:color="#000000" style:text-line-through-style="none" style:text-position="0% 100%" fo:font-family="Arial" style:font-pitch="variable" fo:font-size="24pt" fo:language="en" fo:country="US"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14" style:family="text">
      <style:text-properties fo:language="en" fo:country="US"/>
    </style:style>
    <style:style style:name="T15" style:family="text">
      <style:text-properties fo:font-family="Arial" style:font-pitch="variable" fo:font-size="14pt" fo:language="en" fo:country="US" fo:font-weight="bold" style:font-size-asian="14pt" style:font-weight-asian="bold" style:font-size-complex="14pt" style:font-weight-complex="bold"/>
    </style:style>
    <style:style style:name="T16" style:family="text">
      <style:text-properties fo:color="#ffffff" fo:font-family="Arial" style:font-pitch="variable" fo:font-size="12pt" fo:language="en" fo:country="US" fo:font-weight="bold" style:font-size-asian="12pt" style:font-weight-asian="bold" style:font-size-complex="12pt" style:font-weight-complex="bold"/>
    </style:style>
    <style:style style:name="T17" style:family="text">
      <style:text-properties fo:font-family="Arial" style:font-pitch="variable" fo:font-size="12pt" fo:language="en" fo:country="US" fo:font-weight="bold" style:font-size-asian="12pt" style:font-weight-asian="bold" style:font-size-complex="12pt" style:font-weight-complex="bold"/>
    </style:style>
    <style:style style:name="T18" style:family="text">
      <style:text-properties fo:color="#000000" style:text-line-through-style="none" style:text-position="0% 100%" fo:font-family="Arial" style:font-pitch="variable" fo:font-size="20pt" fo:language="en" fo:country="US"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19" style:family="text">
      <style:text-properties fo:color="#000066" fo:font-family="'Arial Black'" style:font-family-generic="swiss" style:font-pitch="variable" fo:font-size="66pt" fo:text-shadow="1pt 1pt" fo:font-weight="bold" style:font-size-asian="66pt" style:font-weight-asian="bold" style:font-size-complex="66pt" style:font-weight-complex="bold"/>
    </style:style>
    <style:style style:name="T20" style:family="text">
      <style:text-properties fo:color="#ff0000" fo:font-family="'Arial Black'" style:font-family-generic="swiss" style:font-pitch="variable" fo:font-size="32pt" fo:text-shadow="1pt 1pt" fo:font-weight="bold" style:font-size-asian="32pt" style:font-weight-asian="bold" style:font-size-complex="32pt" style:font-weight-complex="bold"/>
    </style:style>
    <style:style style:name="T21" style:family="text">
      <style:text-properties fo:color="#000066" fo:font-family="'Arial Black'" style:font-family-generic="swiss" style:font-pitch="variable" fo:font-size="36pt" fo:text-shadow="1pt 1pt" fo:font-weight="bold" style:font-size-asian="36pt" style:font-weight-asian="bold" style:font-size-complex="36pt" style:font-weight-complex="bold"/>
    </style:style>
    <style:style style:name="T22" style:family="text">
      <style:text-properties fo:color="#ff0000" fo:font-family="'Arial Black'" style:font-family-generic="swiss" style:font-pitch="variable" fo:font-size="10pt" fo:language="en" fo:country="US" style:font-size-asian="10pt" style:font-size-complex="10pt"/>
    </style:style>
    <style:style style:name="T23" style:family="text">
      <style:text-properties fo:color="#000000" fo:font-family="Arial" style:font-pitch="variable" fo:font-size="10pt" fo:language="en" fo:country="US" fo:font-weight="bold" style:font-size-asian="10pt" style:font-weight-asian="bold" style:font-size-complex="10pt" style:font-weight-complex="bold"/>
    </style:style>
    <style:style style:name="T24" style:family="text">
      <style:text-properties fo:color="#000000" fo:font-family="Arial" style:font-pitch="variable" fo:font-size="9pt" fo:language="en" fo:country="US" style:font-size-asian="9pt" style:font-size-complex="9pt"/>
    </style:style>
    <style:style style:name="T25" style:family="text">
      <style:text-properties fo:color="#000000" fo:font-family="'Arial Black'" style:font-family-generic="swiss" style:font-pitch="variable" fo:font-size="10pt" fo:language="en" fo:country="US" style:font-size-asian="10pt" style:font-size-complex="10pt"/>
    </style:style>
    <style:style style:name="T26" style:family="text">
      <style:text-properties fo:color="#000000" fo:font-family="Arial" style:font-pitch="variable" fo:font-size="9pt" fo:language="en" fo:country="US" fo:font-weight="bold" style:font-size-asian="9pt" style:font-weight-asian="bold" style:font-size-complex="9pt" style:font-weight-complex="bold"/>
    </style:style>
    <style:style style:name="T27" style:family="text">
      <style:text-properties fo:font-family="Arial" style:font-pitch="variable" fo:language="en" fo:country="US" fo:font-weight="bold" style:font-weight-asian="bold" style:font-weight-complex="bold"/>
    </style:style>
    <style:style style:name="T28" style:family="text">
      <style:text-properties fo:font-family="Arial" style:font-pitch="variable" fo:font-size="12pt" fo:language="en" fo:country="US" style:font-size-asian="12pt" style:font-size-complex="12pt"/>
    </style:style>
    <style:style style:name="T29" style:family="text">
      <style:text-properties fo:font-family="'Arial Black'" style:font-family-generic="swiss" style:font-pitch="variable" fo:font-size="18pt" fo:language="en" fo:country="US" style:font-size-asian="18pt" style:font-size-complex="18pt"/>
    </style:style>
    <style:style style:name="T30" style:family="text">
      <style:text-properties fo:font-family="Arial" style:font-pitch="variable" fo:font-size="12pt" fo:font-weight="bold" style:font-size-asian="12pt" style:font-weight-asian="bold" style:font-size-complex="12pt" style:font-weight-complex="bold"/>
    </style:style>
    <style:style style:name="T31" style:family="text">
      <style:text-properties fo:font-family="Arial" style:font-pitch="variable" fo:font-size="12pt" style:font-size-asian="12pt" style:font-size-complex="12pt"/>
    </style:style>
    <style:style style:name="T32" style:family="text">
      <style:text-properties fo:color="#000000" style:text-line-through-style="none" style:text-position="0% 100%" fo:font-family="Arial" style:font-pitch="variable" fo:font-size="28pt" fo:language="en" fo:country="US"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33" style:family="text">
      <style:text-properties fo:font-family="Arial" style:font-pitch="variable" fo:font-size="18pt" fo:language="en" fo:country="US" style:font-size-asian="18pt" style:font-size-complex="18pt"/>
    </style:style>
    <style:style style:name="T34" style:family="text">
      <style:text-properties fo:font-family="Arial" style:font-pitch="variable" fo:font-size="28pt" fo:language="en" fo:country="US" fo:font-weight="bold" style:font-size-asian="28pt" style:font-weight-asian="bold" style:font-size-complex="28pt" style:font-weight-complex="bold"/>
    </style:style>
    <style:style style:name="T35" style:family="text">
      <style:text-properties fo:color="#ff0000" fo:font-family="'Arial Black'" style:font-family-generic="swiss" style:font-pitch="variable" fo:font-size="54pt" style:font-size-asian="54pt" style:font-size-complex="54pt"/>
    </style:style>
    <style:style style:name="T36" style:family="text">
      <style:text-properties fo:font-family="Arial" style:font-pitch="variable"/>
    </style:style>
    <style:style style:name="T37" style:family="text">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38" style:family="text">
      <style:text-properties fo:font-family="Arial" style:font-pitch="variable" fo:language="en" fo:country="GB"/>
    </style:style>
    <text:list-style style:name="L1">
      <text:list-level-style-bullet text:level="1" text:bullet-char="•">
        <style:text-properties fo:font-family="'Bookman Old Style'"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Black'" style:font-family-generic="swiss" style:font-pitch="variable" fo:color="#0000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35cm" text:min-label-width="0.635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035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035cm"/>
        <style:text-properties fo:font-family="'Arial Black'"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43cm" text:min-label-width="0.816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text-properties fo:font-family="'Times New Roman'" style:font-family-generic="roman" style:font-pitch="variable" fo:color="#000000" fo:font-size="100%"/>
      </text:list-level-style-bullet>
      <text:list-level-style-number text:level="2" style:num-suffix="." style:num-format="1">
        <style:list-level-properties text:space-before="1.106cm" text:min-label-width="1.27cm"/>
        <style:text-properties fo:color="#000000" fo:font-size="100%"/>
      </text:list-level-style-number>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text-properties fo:font-family="'Arial Black'" style:font-family-generic="swiss"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text-properties fo:font-family="'Arial Black'"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498cm" text:min-label-width="0.772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956cm" text:min-label-width="0.772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811cm" text:min-label-width="1.305cm"/>
        <style:text-properties fo:font-family="CommonBullets" style:font-family-generic="swiss" style:font-pitch="variable" style:font-charset="x-symbol"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Slide 1" draw:style-name="dp1" draw:master-page-name="Default">
        <draw:custom-shape draw:style-name="gr1" draw:text-style-name="P1" draw:layer="layout" svg:width="25.4cm" svg:height="19.05cm" svg:x="0cm" svg:y="0cm">
          <text:p/>
          <draw:enhanced-geometry svg:viewBox="0 0 21600 21600" draw:type="rectangle" draw:enhanced-path="M 0 0 L 21600 0 21600 21600 0 21600 0 0 Z N"/>
        </draw:custom-shape>
        <draw:custom-shape draw:style-name="gr2" draw:text-style-name="P1" draw:layer="layout" svg:width="24.448cm" svg:height="18.133cm" svg:x="0.529cm" svg:y="0.494cm">
          <text:p/>
          <draw:enhanced-geometry svg:viewBox="0 0 21600 21600" draw:type="rectangle" draw:enhanced-path="M 0 0 L 21600 0 21600 21600 0 21600 0 0 Z N"/>
        </draw:custom-shape>
        <draw:custom-shape draw:style-name="gr3" draw:text-style-name="P1" draw:layer="layout" svg:width="5.601cm" svg:height="2.822cm" svg:x="4.665cm" svg:y="2.734cm">
          <text:p/>
          <draw:enhanced-geometry svg:viewBox="0 0 21600 21600" draw:type="rectangle" draw:enhanced-path="M 0 0 L 21600 0 21600 21600 0 21600 0 0 Z N"/>
        </draw:custom-shape>
        <draw:custom-shape draw:style-name="gr3" draw:text-style-name="P1" draw:layer="layout" svg:width="5.601cm" svg:height="2.822cm" svg:x="4.665cm" svg:y="5.556cm">
          <text:p/>
          <draw:enhanced-geometry svg:viewBox="0 0 21600 21600" draw:type="rectangle" draw:enhanced-path="M 0 0 L 21600 0 21600 21600 0 21600 0 0 Z N"/>
        </draw:custom-shape>
        <draw:custom-shape draw:style-name="gr3" draw:text-style-name="P1" draw:layer="layout" svg:width="11.218cm" svg:height="2.822cm" svg:x="10.266cm" svg:y="2.734cm">
          <text:p/>
          <draw:enhanced-geometry svg:viewBox="0 0 21600 21600" draw:type="rectangle" draw:enhanced-path="M 0 0 L 21600 0 21600 21600 0 21600 0 0 Z N"/>
        </draw:custom-shape>
        <draw:custom-shape draw:style-name="gr3" draw:text-style-name="P1" draw:layer="layout" svg:width="11.218cm" svg:height="2.822cm" svg:x="10.266cm" svg:y="5.556cm">
          <text:p/>
          <draw:enhanced-geometry svg:viewBox="0 0 21600 21600" draw:type="rectangle" draw:enhanced-path="M 0 0 L 21600 0 21600 21600 0 21600 0 0 Z N"/>
        </draw:custom-shape>
        <draw:custom-shape draw:style-name="gr4" draw:text-style-name="P1" draw:layer="layout" svg:width="9.948cm" svg:height="2.802cm" svg:x="10.795cm" svg:y="3.272cm">
          <text:p text:style-name="P2"><text:span text:style-name="T1">EMERGENCY MEASURES RADIO GROUP</text:span></text:p>
          <draw:enhanced-geometry svg:viewBox="0 0 21600 21600" draw:type="mso-spt202" draw:enhanced-path="M 0 0 L 21600 0 21600 21600 0 21600 0 0 Z N"/>
        </draw:custom-shape>
        <draw:custom-shape draw:style-name="gr5" draw:text-style-name="P1" draw:layer="layout" svg:width="6.268cm" svg:height="1.108cm" svg:x="12.571cm" svg:y="6.438cm">
          <text:p text:style-name="P3"><text:span text:style-name="T1">OTTAWA ARES</text:span></text:p>
          <draw:enhanced-geometry svg:viewBox="0 0 21600 21600" draw:type="mso-spt202" draw:enhanced-path="M 0 0 L 21600 0 21600 21600 0 21600 0 0 Z N"/>
        </draw:custom-shape>
        <draw:custom-shape draw:style-name="gr5" draw:text-style-name="P1" draw:layer="layout" svg:width="11.538cm" svg:height="0.937cm" svg:x="7.231cm" svg:y="8.378cm">
          <text:p text:style-name="P3"><text:span text:style-name="T2">Two Names - One Group - One Purpose</text:span></text:p>
          <draw:enhanced-geometry svg:viewBox="0 0 21600 21600" draw:type="mso-spt202" draw:enhanced-path="M 0 0 L 21600 0 21600 21600 0 21600 0 0 Z N"/>
        </draw:custom-shape>
        <draw:frame draw:style-name="gr6" draw:text-style-name="P4" draw:layer="layout" svg:width="3.611cm" svg:height="2.341cm" svg:x="5.702cm" svg:y="2.88cm">
          <draw:image xlink:href="Pictures/200000EB000675A5000430498AE6301E.wmf" xlink:type="simple" xlink:show="embed" xlink:actuate="onLoad">
            <text:p/>
          </draw:image>
        </draw:frame>
        <draw:frame draw:style-name="gr7" draw:layer="layout" svg:width="2.328cm" svg:height="2.364cm" svg:x="6.35cm" svg:y="5.644cm">
          <draw:object xlink:href="./Object 1" xlink:type="simple" xlink:show="embed" xlink:actuate="onLoad"/>
          <draw:image xlink:href="./ObjectReplacements/Object 1" xlink:type="simple" xlink:show="embed" xlink:actuate="onLoad"/>
        </draw:frame>
        <draw:custom-shape draw:style-name="gr4" draw:text-style-name="P1" draw:layer="layout" svg:width="16.819cm" svg:height="6.429cm" svg:x="4.665cm" svg:y="11.214cm">
          <text:p text:style-name="P5"><text:span text:style-name="T3">Yearly Status &amp; </text:span></text:p>
          <text:p text:style-name="P5"><text:span text:style-name="T3">Plans For Fall 2007</text:span></text:p>
          <draw:enhanced-geometry svg:viewBox="0 0 21600 21600" draw:type="mso-spt202" draw:enhanced-path="M 0 0 L 21600 0 21600 21600 0 21600 0 0 Z N"/>
        </draw:custom-shape>
        <presentation:notes draw:style-name="dp2">
          <draw:page-thumbnail draw:layer="layout" svg:width="13.035cm" svg:height="9.776cm" svg:x="3.347cm" svg:y="1.958cm" draw:page-number="1"/>
          <draw:frame presentation:style-name="pr1" draw:text-style-name="P1" draw:layer="layout" svg:width="14.463cm" svg:height="11.735cm" svg:x="2.632cm" svg:y="12.387cm" presentation:class="notes" presentation:user-transformed="true">
            <draw:text-box>
              <text:p text:style-name="P6">This training course provides an overview introduction for anyone wanting to know more about EMRG. The course is intended to be reviewed individually, or presented to a group. </text:p>
            </draw:text-box>
          </draw:frame>
        </presentation:notes>
      </draw:page>
      <draw:page draw:name="Slide 2" draw:style-name="dp3" draw:master-page-name="Default">
        <draw:custom-shape draw:style-name="gr4" draw:text-style-name="P1" draw:layer="layout" svg:width="20.373cm" svg:height="9.946cm" svg:x="2.884cm" svg:y="5.318cm">
          <text:list text:style-name="L4">
            <text:list-item>
              <text:p text:style-name="P3"><text:span text:style-name="T4">City of Ottawa </text:span><text:span text:style-name="T5">Support</text:span></text:p>
            </text:list-item>
          </text:list>
          <text:list text:style-name="L5">
            <text:list-item>
              <text:list>
                <text:list-item>
                  <text:p text:style-name="P7"><text:span text:style-name="T6">Yearly Operational Grant - $1000</text:span></text:p>
                </text:list-item>
              </text:list>
            </text:list-item>
          </text:list>
          <text:list text:style-name="L5">
            <text:list-item>
              <text:list>
                <text:list-item>
                  <text:p text:style-name="P7"><text:span text:style-name="T6">UHF 4 bay antenna and Tri-band Antenna Installation - $1400</text:span></text:p>
                </text:list-item>
              </text:list>
            </text:list-item>
          </text:list>
          <text:list text:style-name="L5">
            <text:list-item>
              <text:list>
                <text:list-item>
                  <text:p text:style-name="P7"><text:span text:style-name="T6">EOC Renovation Equipment Changes - $3300</text:span></text:p>
                </text:list-item>
              </text:list>
            </text:list-item>
          </text:list>
          <text:list text:style-name="L5">
            <text:list-item>
              <text:list>
                <text:list-item>
                  <text:p text:style-name="P7"><text:span text:style-name="T6">Office of Emergency Management -Book and pay internal cost monthly for Management Team meeting room.</text:span></text:p>
                </text:list-item>
              </text:list>
            </text:list-item>
          </text:list>
          <text:list text:style-name="L5">
            <text:list-item>
              <text:list>
                <text:list-item>
                  <text:p text:style-name="P7"><text:span text:style-name="T6">Ottawa Fire Service - </text:span><text:span text:style-name="T7">A</text:span><text:span text:style-name="T6">ccess to Fire Training Centre</text:span><text:span text:style-name="T7">, repeater sites, the EMRG communications room and space for equipment storage.</text:span></text:p>
                </text:list-item>
              </text:list>
            </text:list-item>
          </text:list>
          <text:list text:style-name="L4">
            <text:list-item>
              <text:p text:style-name="P3"><text:span text:style-name="T8"/></text:p>
            </text:list-item>
          </text:list>
          <draw:enhanced-geometry svg:viewBox="0 0 21600 21600" draw:type="rectangle" draw:enhanced-path="M 0 0 L 21600 0 21600 21600 0 21600 0 0 Z N"/>
        </draw:custom-shape>
        <draw:custom-shape draw:style-name="gr4" draw:text-style-name="P1" draw:layer="layout" svg:width="17.356cm" svg:height="1.785cm" svg:x="4.26cm" svg:y="1.16cm">
          <text:p text:style-name="P2"><text:span text:style-name="T9">Year In Review</text:span></text:p>
          <draw:enhanced-geometry svg:viewBox="0 0 21600 21600" draw:type="mso-spt202" draw:enhanced-path="M 0 0 L 21600 0 21600 21600 0 21600 0 0 Z N"/>
        </draw:custom-shape>
        <presentation:notes draw:style-name="dp4">
          <draw:page-thumbnail draw:style-name="gr8" draw:layer="layout" svg:width="13.035cm" svg:height="9.777cm" svg:x="3.346cm" svg:y="1.958cm" draw:page-number="2" presentation:class="page"/>
          <draw:frame presentation:style-name="pr2" draw:layer="layout" svg:width="14.463cm" svg:height="11.736cm" svg:x="2.632cm" svg:y="12.387cm" presentation:class="notes" presentation:placeholder="true">
            <draw:text-box/>
          </draw:frame>
        </presentation:notes>
      </draw:page>
      <draw:page draw:name="Slide 3" draw:style-name="dp3" draw:master-page-name="Default">
        <draw:custom-shape draw:style-name="gr4" draw:text-style-name="P1" draw:layer="layout" svg:width="19.368cm" svg:height="8.392cm" svg:x="2.619cm" svg:y="5.265cm">
          <text:list text:style-name="L4">
            <text:list-item>
              <text:p text:style-name="P3"><text:span text:style-name="T4">Equipment Donations</text:span></text:p>
            </text:list-item>
          </text:list>
          <text:list text:style-name="L5">
            <text:list-item>
              <text:list>
                <text:list-item>
                  <text:p text:style-name="P7"><text:span text:style-name="T6">UHF Repeater: <text:s/>Used GE Low band UHF Repeater, cabinet, duplexer, 30A power supply/charger, 100AH Battery</text:span></text:p>
                </text:list-item>
              </text:list>
            </text:list-item>
          </text:list>
          <text:list text:style-name="L5">
            <text:list-item>
              <text:list>
                <text:list-item>
                  <text:p text:style-name="P7"><text:span text:style-name="T6">Cabinets &amp; Radios: 3 matching equipment cabinets and shelf hardware, 2 VHF 99 channel radios, </text:span><text:span text:style-name="T7"><text:s/></text:span><text:span text:style-name="T6">2 10A Power supplies with battery backup.</text:span></text:p>
                </text:list-item>
              </text:list>
            </text:list-item>
          </text:list>
          <text:list text:style-name="L5">
            <text:list-item>
              <text:list>
                <text:list-item>
                  <text:p text:style-name="P7"><text:span text:style-name="T6">Two commercial equipment shipping boxes with radio equipment, suitable for shelter kit.</text:span></text:p>
                </text:list-item>
              </text:list>
            </text:list-item>
          </text:list>
          <text:list text:style-name="L5">
            <text:list-item>
              <text:list>
                <text:list-item>
                  <text:p text:style-name="P8"><text:span text:style-name="T6"/></text:p>
                </text:list-item>
              </text:list>
            </text:list-item>
          </text:list>
          <draw:enhanced-geometry svg:viewBox="0 0 21600 21600" draw:type="rectangle" draw:enhanced-path="M 0 0 L 21600 0 21600 21600 0 21600 0 0 Z N"/>
        </draw:custom-shape>
        <draw:custom-shape draw:style-name="gr4" draw:text-style-name="P1" draw:layer="layout" svg:width="17.356cm" svg:height="1.785cm" svg:x="4.26cm" svg:y="1.16cm">
          <text:p text:style-name="P2"><text:span text:style-name="T9">Year In Review </text:span><text:span text:style-name="T10">continued</text:span></text:p>
          <draw:enhanced-geometry svg:viewBox="0 0 21600 21600" draw:type="mso-spt202" draw:enhanced-path="M 0 0 L 21600 0 21600 21600 0 21600 0 0 Z N"/>
        </draw:custom-shape>
        <presentation:notes draw:style-name="dp4">
          <draw:page-thumbnail draw:style-name="gr8" draw:layer="layout" svg:width="13.035cm" svg:height="9.777cm" svg:x="3.346cm" svg:y="1.958cm" draw:page-number="3" presentation:class="page"/>
          <draw:frame presentation:style-name="pr2" draw:layer="layout" svg:width="14.463cm" svg:height="11.736cm" svg:x="2.632cm" svg:y="12.387cm" presentation:class="notes" presentation:placeholder="true">
            <draw:text-box/>
          </draw:frame>
        </presentation:notes>
      </draw:page>
      <draw:page draw:name="Slide 4" draw:style-name="dp3" draw:master-page-name="Default">
        <draw:custom-shape draw:style-name="gr4" draw:text-style-name="P1" draw:layer="layout" svg:width="20.161cm" svg:height="12.914cm" svg:x="2.434cm" svg:y="4.608cm">
          <text:list text:style-name="L4">
            <text:list-item>
              <text:p text:style-name="P3"><text:span text:style-name="T4">Repeater </text:span><text:span text:style-name="T5">&amp; Antenna </text:span><text:span text:style-name="T4">Changes</text:span></text:p>
            </text:list-item>
          </text:list>
          <text:list text:style-name="L5">
            <text:list-item>
              <text:list>
                <text:list-item>
                  <text:p text:style-name="P7"><text:span text:style-name="T6">VE3OCE VHF Voice (146.880 -): <text:s/>New equipment (Motorola MTR2000) and antenna (210C-4, on top of 120 ft tower)</text:span></text:p>
                </text:list-item>
              </text:list>
            </text:list-item>
          </text:list>
          <text:list text:style-name="L5">
            <text:list-item>
              <text:list>
                <text:list-item>
                  <text:p text:style-name="P7"><text:span text:style-name="T6">VE3OCE VHF Data <text:s/>(145.030): <text:s text:c="4"/>New equipment (Motorla Spectra) and antenna (210C-4, on top of 120 ft tower)</text:span></text:p>
                </text:list-item>
              </text:list>
            </text:list-item>
          </text:list>
          <text:list text:style-name="L5">
            <text:list-item>
              <text:list>
                <text:list-item>
                  <text:p text:style-name="P7"><text:span text:style-name="T6">VE3OCE UHF Voice (443.800+): <text:s/>New repeater (Kenwood TKR-850) and antenna (310C-4, on tower at 105 ft)</text:span></text:p>
                </text:list-item>
              </text:list>
            </text:list-item>
          </text:list>
          <text:list text:style-name="L5">
            <text:list-item>
              <text:list>
                <text:list-item>
                  <text:p text:style-name="P7"><text:span text:style-name="T7">V</text:span><text:span text:style-name="T6">A3OFS UHF Voice (444.950+): <text:s/>New repeater (Kenwood TKR-850) </text:span><text:span text:style-name="T7">u</text:span><text:span text:style-name="T6">sing a Diamond Tri-band antenna at 30 ft.</text:span><text:span text:style-name="T7"> (To Be Installed)</text:span></text:p>
                </text:list-item>
              </text:list>
            </text:list-item>
          </text:list>
          <text:list text:style-name="L5">
            <text:list-item>
              <text:list>
                <text:list-item>
                  <text:p text:style-name="P9"><text:span text:style-name="T7"/></text:p>
                </text:list-item>
              </text:list>
            </text:list-item>
          </text:list>
          <text:list text:style-name="L5">
            <text:list-item>
              <text:list>
                <text:list-item>
                  <text:p text:style-name="P10"><text:span text:style-name="T6">Diamond Tri-Band (144/220/440) antenna for EMRG communications room installed on side of tower at 55 ft.</text:span></text:p>
                </text:list-item>
              </text:list>
            </text:list-item>
          </text:list>
          <text:list text:style-name="L5">
            <text:list-item>
              <text:list>
                <text:list-item>
                  <text:p text:style-name="P8"><text:span text:style-name="T6"/></text:p>
                </text:list-item>
              </text:list>
            </text:list-item>
          </text:list>
          <draw:enhanced-geometry svg:viewBox="0 0 21600 21600" draw:type="rectangle" draw:enhanced-path="M 0 0 L 21600 0 21600 21600 0 21600 0 0 Z N"/>
        </draw:custom-shape>
        <draw:custom-shape draw:style-name="gr4" draw:text-style-name="P1" draw:layer="layout" svg:width="17.356cm" svg:height="1.785cm" svg:x="4.26cm" svg:y="1.16cm">
          <text:p text:style-name="P2"><text:span text:style-name="T9">Year In Review </text:span><text:span text:style-name="T10">continued</text:span></text:p>
          <draw:enhanced-geometry svg:viewBox="0 0 21600 21600" draw:type="mso-spt202" draw:enhanced-path="M 0 0 L 21600 0 21600 21600 0 21600 0 0 Z N"/>
        </draw:custom-shape>
        <presentation:notes draw:style-name="dp4">
          <draw:page-thumbnail draw:style-name="gr8" draw:layer="layout" svg:width="13.035cm" svg:height="9.777cm" svg:x="3.346cm" svg:y="1.958cm" draw:page-number="4" presentation:class="page"/>
          <draw:frame presentation:style-name="pr2" draw:layer="layout" svg:width="14.463cm" svg:height="11.736cm" svg:x="2.632cm" svg:y="12.387cm" presentation:class="notes" presentation:placeholder="true">
            <draw:text-box/>
          </draw:frame>
        </presentation:notes>
      </draw:page>
      <draw:page draw:name="Slide 5" draw:style-name="dp3" draw:master-page-name="Default">
        <draw:custom-shape draw:style-name="gr4" draw:text-style-name="P1" draw:layer="layout" svg:width="16.466cm" svg:height="3.309cm" svg:x="4.286cm" svg:y="0.318cm">
          <text:p text:style-name="P2"><text:span text:style-name="T9">EXPECTATIONS</text:span></text:p>
          <text:p text:style-name="P2"><text:span text:style-name="T9">Vs. CAPACITY</text:span></text:p>
          <draw:enhanced-geometry svg:viewBox="0 0 21600 21600" draw:type="mso-spt202" draw:enhanced-path="M 0 0 L 21600 0 21600 21600 0 21600 0 0 Z N"/>
        </draw:custom-shape>
        <draw:custom-shape draw:style-name="gr4" draw:text-style-name="P1" draw:layer="layout" svg:width="20.637cm" svg:height="2.293cm" svg:x="2.223cm" svg:y="4.48cm">
          <text:p text:style-name="P11"><text:span text:style-name="T11">By the end of 2005 it was clear that the first EMRG 1 year plan contained at least 5 years of work. </text:span></text:p>
          <draw:enhanced-geometry svg:viewBox="0 0 21600 21600" draw:type="rectangle" draw:enhanced-path="M 0 0 L 21600 0 21600 21600 0 21600 0 0 Z N"/>
        </draw:custom-shape>
        <draw:custom-shape draw:style-name="gr4" draw:text-style-name="P1" draw:id="id2" draw:layer="layout" svg:width="20.637cm" svg:height="5.341cm" svg:x="2.223cm" svg:y="11.659cm">
          <text:p text:style-name="P11"><text:span text:style-name="T11">It is critical that partner expectations align with EMRG capability to deliver, so we need to understand what EMRG can realistically deliver. This includes the yearly training and exercising, plus incremental project work.</text:span></text:p>
          <draw:enhanced-geometry svg:viewBox="0 0 21600 21600" draw:type="rectangle" draw:enhanced-path="M 0 0 L 21600 0 21600 21600 0 21600 0 0 Z N"/>
        </draw:custom-shape>
        <draw:custom-shape draw:style-name="gr4" draw:text-style-name="P1" draw:id="id1" draw:layer="layout" svg:width="20.637cm" svg:height="3.309cm" svg:x="2.223cm" svg:y="7.779cm">
          <text:p text:style-name="P11"><text:span text:style-name="T11">Now it is clear that the EMRG plan for 2007 includes expectations for meetings, training, exercises and projects, which cannot been achieved. </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 smil:attributeName="visibility" smil:to="visible"/>
                </anim:par>
              </anim:par>
            </anim:par>
          </anim:seq>
        </anim:par>
        <presentation:notes draw:style-name="dp4">
          <draw:page-thumbnail draw:style-name="gr8" draw:layer="layout" svg:width="13.035cm" svg:height="9.777cm" svg:x="3.346cm" svg:y="1.958cm" draw:page-number="5" presentation:class="page"/>
          <draw:frame presentation:style-name="pr2" draw:layer="layout" svg:width="14.463cm" svg:height="11.736cm" svg:x="2.632cm" svg:y="12.387cm" presentation:class="notes" presentation:placeholder="true">
            <draw:text-box/>
          </draw:frame>
        </presentation:notes>
      </draw:page>
      <draw:page draw:name="Slide 6" draw:style-name="dp3" draw:master-page-name="Default">
        <draw:custom-shape draw:style-name="gr4" draw:text-style-name="P1" draw:layer="layout" svg:width="16.466cm" svg:height="1.785cm" svg:x="4.26cm" svg:y="0.816cm">
          <text:p text:style-name="P2"><text:span text:style-name="T9">IT TAKES WORK</text:span></text:p>
          <draw:enhanced-geometry svg:viewBox="0 0 21600 21600" draw:type="mso-spt202" draw:enhanced-path="M 0 0 L 21600 0 21600 21600 0 21600 0 0 Z N"/>
        </draw:custom-shape>
        <draw:custom-shape draw:style-name="gr4" draw:text-style-name="P1" draw:layer="layout" svg:width="21.343cm" svg:height="3.309cm" svg:x="1.87cm" svg:y="4.11cm">
          <text:p text:style-name="P11"><text:span text:style-name="T11">It takes a lot of work to keep EMRG running effectively. Good meetings, training, exercises and projects take a LOT of time to plan, prepare, deliver and wrap up.</text:span></text:p>
          <draw:enhanced-geometry svg:viewBox="0 0 21600 21600" draw:type="rectangle" draw:enhanced-path="M 0 0 L 21600 0 21600 21600 0 21600 0 0 Z N"/>
        </draw:custom-shape>
        <draw:custom-shape draw:style-name="gr4" draw:text-style-name="P1" draw:id="id3" draw:layer="layout" svg:width="21.343cm" svg:height="9.023cm" svg:x="1.526cm" svg:y="8.105cm">
          <text:list text:style-name="L7">
            <text:list-item>
              <text:p text:style-name="P12"><text:span text:style-name="T12">If it is worth doing, it is worth doing right!</text:span></text:p>
            </text:list-item>
          </text:list>
          <text:list text:style-name="L6">
            <text:list-item>
              <text:p text:style-name="P11"><text:span text:style-name="T11"/></text:p>
            </text:list-item>
          </text:list>
          <text:list text:style-name="L6">
            <text:list-item>
              <text:p text:style-name="P11"><text:span text:style-name="T11">EMRG will not take on tasks that cannot be done well. </text:span></text:p>
            </text:list-item>
          </text:list>
          <text:list text:style-name="L8">
            <text:list-item>
              <text:list>
                <text:list-item>
                  <text:p text:style-name="P13"><text:span text:style-name="T13">It is better to not have a newsletter or net, than to produce something that does not provide value.</text:span></text:p>
                </text:list-item>
              </text:list>
            </text:list-item>
          </text:list>
          <text:list text:style-name="L8">
            <text:list-item>
              <text:list>
                <text:list-item>
                  <text:p text:style-name="P13"><text:span text:style-name="T13">It is better to have a few solutions that are well documented, understood and practiced, than a long list of solutions that may not be available.</text:span></text:p>
                </text:list-item>
              </text:list>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 smil:attributeName="visibility" smil:to="visible"/>
                </anim:par>
              </anim:par>
            </anim:par>
          </anim:seq>
        </anim:par>
        <presentation:notes draw:style-name="dp2">
          <draw:page-thumbnail draw:layer="layout" svg:width="13.035cm" svg:height="9.776cm" svg:x="3.347cm" svg:y="1.958cm" draw:page-number="6"/>
          <draw:frame presentation:style-name="pr1" draw:text-style-name="P1" draw:layer="layout" svg:width="14.463cm" svg:height="11.735cm" svg:x="2.632cm" svg:y="12.387cm" presentation:class="notes" presentation:user-transformed="true">
            <draw:text-box>
              <text:p text:style-name="P6"><text:span text:style-name="T14">Preparing for 3 hours at the OARC Hamfest requires a couple extra hours on Hamfest day to get in early and set up, then tear down after, plus another 10 to 20 hours to plan and prepare the material for the display.</text:span></text:p>
              <text:p text:style-name="P6"><text:span text:style-name="T14">Preparing for a 3 hour exercise can involve as much as 100 hours of planning and preparation, plus debrief and documenting lessons learned.</text:span></text:p>
              <text:p text:style-name="P6"><text:span text:style-name="T14">EMRG does not have a net, because implementing a net requires a group of people committed to delivering the net. This means there must be a purpose for the net, there must ALWAYS be a prepared net operator, people checking into the must find value in participating, meaning there must be useful information available. Without this level of comittment, the net will be just another check in net.</text:span></text:p>
            </draw:text-box>
          </draw:frame>
        </presentation:notes>
      </draw:page>
      <draw:page draw:name="Slide 7" draw:style-name="dp3" draw:master-page-name="Default">
        <draw:custom-shape draw:style-name="gr4" draw:text-style-name="P1" draw:layer="layout" svg:width="21.343cm" svg:height="2.293cm" svg:x="2.187cm" svg:y="4.163cm">
          <text:p text:style-name="P11"><text:span text:style-name="T11">There are many things Amateur radio could provide, and there are many things that would be nice to do. </text:span></text:p>
          <draw:enhanced-geometry svg:viewBox="0 0 21600 21600" draw:type="rectangle" draw:enhanced-path="M 0 0 L 21600 0 21600 21600 0 21600 0 0 Z N"/>
        </draw:custom-shape>
        <draw:custom-shape draw:style-name="gr4" draw:text-style-name="P1" draw:layer="layout" svg:width="17.356cm" svg:height="1.785cm" svg:x="4.26cm" svg:y="1.16cm">
          <text:p text:style-name="P2"><text:span text:style-name="T9">FOCUS ON SOLUTIONS</text:span></text:p>
          <draw:enhanced-geometry svg:viewBox="0 0 21600 21600" draw:type="mso-spt202" draw:enhanced-path="M 0 0 L 21600 0 21600 21600 0 21600 0 0 Z N"/>
        </draw:custom-shape>
        <draw:g draw:id="id4">
          <draw:line draw:style-name="gr9" draw:text-style-name="P4" draw:layer="layout" svg:x1="6.522cm" svg:y1="11.637cm" svg:x2="6.522cm" svg:y2="16.466cm">
            <text:p/>
          </draw:line>
          <draw:line draw:style-name="gr9" draw:text-style-name="P4" draw:layer="layout" svg:x1="6.143cm" svg:y1="15.866cm" svg:x2="22.468cm" svg:y2="15.866cm">
            <text:p/>
          </draw:line>
          <draw:custom-shape draw:style-name="gr10" draw:text-style-name="P1" draw:layer="layout" svg:width="15.452cm" svg:height="3.907cm" svg:x="6.522cm" svg:y="11.959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 draw:text-style-name="P1" draw:layer="layout" svg:width="9.43cm" svg:height="0.853cm" svg:x="8.014cm" svg:y="15.866cm">
            <text:p text:style-name="P3"><text:span text:style-name="T15">Solutions Amateur Radio Can Provide</text:span></text:p>
            <draw:enhanced-geometry svg:viewBox="0 0 21600 21600" draw:type="mso-spt202" draw:enhanced-path="M 0 0 L 21600 0 21600 21600 0 21600 0 0 Z N"/>
          </draw:custom-shape>
          <draw:custom-shape draw:style-name="gr4" draw:text-style-name="P1" draw:layer="layout" svg:width="4.335cm" svg:height="2.037cm" svg:x="2.187cm" svg:y="12.634cm">
            <text:p text:style-name="P2"><text:span text:style-name="T15">Probability A Solution Will Be Required</text:span></text:p>
            <draw:enhanced-geometry svg:viewBox="0 0 21600 21600" draw:type="mso-spt202" draw:enhanced-path="M 0 0 L 21600 0 21600 21600 0 21600 0 0 Z N"/>
          </draw:custom-shape>
          <draw:custom-shape draw:style-name="gr11" draw:text-style-name="P1" draw:layer="layout" svg:width="8.926cm" svg:height="2.218cm" svg:x="13.048cm" svg:y="13.648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 draw:text-style-name="P1" draw:layer="layout" svg:width="5.053cm" svg:height="0.768cm" svg:x="6.954cm" svg:y="14.279cm">
            <text:p text:style-name="P3"><text:span text:style-name="T16">Local FM Voice &amp; Data</text:span></text:p>
            <draw:enhanced-geometry svg:viewBox="0 0 21600 21600" draw:type="mso-spt202" draw:enhanced-path="M 0 0 L 21600 0 21600 21600 0 21600 0 0 Z N"/>
          </draw:custom-shape>
          <draw:custom-shape draw:style-name="gr4" draw:text-style-name="P1" draw:layer="layout" svg:width="5.513cm" svg:height="1.275cm" svg:x="13.048cm" svg:y="14.72cm">
            <text:p text:style-name="P3"><text:span text:style-name="T17">HF (Regional &amp; Long Haul), DSTAR, APRS</text:span></text:p>
            <draw:enhanced-geometry svg:viewBox="0 0 21600 21600" draw:type="mso-spt202" draw:enhanced-path="M 0 0 L 21600 0 21600 21600 0 21600 0 0 Z N"/>
          </draw:custom-shape>
          <draw:custom-shape draw:style-name="gr4" draw:text-style-name="P1" draw:layer="layout" svg:width="21.343cm" svg:height="3.309cm" svg:x="2.187cm" svg:y="7.567cm">
            <text:p text:style-name="P11"><text:span text:style-name="T11">EMRG strategy must prioritize activities based on volunteer availability, funding, equipment and probability of a solution being required. </text:span></text:p>
            <draw:enhanced-geometry svg:viewBox="0 0 21600 21600" draw:type="rectangle"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4">
          <draw:page-thumbnail draw:style-name="gr8" draw:layer="layout" svg:width="13.035cm" svg:height="9.777cm" svg:x="3.346cm" svg:y="1.958cm" draw:page-number="7" presentation:class="page"/>
          <draw:frame presentation:style-name="pr2" draw:layer="layout" svg:width="14.463cm" svg:height="11.736cm" svg:x="2.632cm" svg:y="12.387cm" presentation:class="notes" presentation:placeholder="true">
            <draw:text-box/>
          </draw:frame>
        </presentation:notes>
      </draw:page>
      <draw:page draw:name="Slide 8" draw:style-name="dp3" draw:master-page-name="Default">
        <draw:custom-shape draw:style-name="gr4" draw:text-style-name="P1" draw:layer="layout" svg:width="20.409cm" svg:height="11.507cm" svg:x="2.425cm" svg:y="4.48cm">
          <text:list text:style-name="L6">
            <text:list-item>
              <text:p text:style-name="P14"><text:span text:style-name="T11">Emphasis is on local communications because; </text:span></text:p>
            </text:list-item>
          </text:list>
          <text:list text:style-name="L10">
            <text:list-item>
              <text:list>
                <text:list-item>
                  <text:p text:style-name="P15"><text:span text:style-name="T18">It will always be required</text:span></text:p>
                </text:list-item>
              </text:list>
            </text:list-item>
          </text:list>
          <text:list text:style-name="L10" text:continue-numbering="true">
            <text:list-item>
              <text:list text:continue-numbering="true">
                <text:list-item>
                  <text:p text:style-name="P15"><text:span text:style-name="T18">It will generate almost all of the traffic</text:span></text:p>
                </text:list-item>
              </text:list>
            </text:list-item>
          </text:list>
          <text:list text:style-name="L10" text:continue-numbering="true">
            <text:list-item>
              <text:list text:continue-numbering="true">
                <text:list-item>
                  <text:p text:style-name="P15"><text:span text:style-name="T18">Sending and receiving messages outside the City of Ottawa requires a local communications infrastructure to collect and deliver the message from the local source.</text:span></text:p>
                </text:list-item>
              </text:list>
            </text:list-item>
          </text:list>
          <text:list text:style-name="L10" text:continue-numbering="true">
            <text:list-item>
              <text:list text:continue-numbering="true">
                <text:list-item>
                  <text:p text:style-name="P15"><text:span text:style-name="T18">Satellite has become the long haul backup solution of choice for Emergency Communications.</text:span></text:p>
                </text:list-item>
              </text:list>
            </text:list-item>
          </text:list>
          <text:list text:style-name="L10" text:continue-numbering="true">
            <text:list-item>
              <text:list text:continue-numbering="true">
                <text:list-item>
                  <text:p text:style-name="P15"><text:span text:style-name="T18">There are plenty of HF (long distance) stations in Ottawa that can be used to relay messages if required.</text:span></text:p>
                </text:list-item>
              </text:list>
            </text:list-item>
          </text:list>
          <draw:enhanced-geometry svg:viewBox="0 0 21600 21600" draw:type="rectangle" draw:enhanced-path="M 0 0 L 21600 0 21600 21600 0 21600 0 0 Z N"/>
        </draw:custom-shape>
        <draw:custom-shape draw:style-name="gr4" draw:text-style-name="P1" draw:layer="layout" svg:width="16.466cm" svg:height="1.785cm" svg:x="4.26cm" svg:y="1.16cm">
          <text:p text:style-name="P2"><text:span text:style-name="T9">LOCAL EMPHASIS</text:span></text:p>
          <draw:enhanced-geometry svg:viewBox="0 0 21600 21600" draw:type="mso-spt202" draw:enhanced-path="M 0 0 L 21600 0 21600 21600 0 21600 0 0 Z N"/>
        </draw:custom-shape>
        <presentation:notes draw:style-name="dp4">
          <draw:page-thumbnail draw:style-name="gr8" draw:layer="layout" svg:width="13.035cm" svg:height="9.777cm" svg:x="3.346cm" svg:y="1.958cm" draw:page-number="8" presentation:class="page"/>
          <draw:frame presentation:style-name="pr2" draw:layer="layout" svg:width="14.463cm" svg:height="11.736cm" svg:x="2.632cm" svg:y="12.387cm" presentation:class="notes" presentation:placeholder="true">
            <draw:text-box/>
          </draw:frame>
        </presentation:notes>
      </draw:page>
      <draw:page draw:name="Slide 9" draw:style-name="dp3" draw:master-page-name="Default">
        <draw:custom-shape draw:style-name="gr12" draw:text-style-name="P1" draw:layer="layout" svg:width="24.262cm" svg:height="2.831cm" svg:x="0.622cm" svg:y="0.9cm">
          <text:p/>
          <draw:enhanced-geometry svg:viewBox="0 0 21600 21600" draw:type="rectangle" draw:enhanced-path="M 0 0 L 21600 0 21600 21600 0 21600 0 0 Z N"/>
        </draw:custom-shape>
        <draw:custom-shape draw:style-name="gr4" draw:text-style-name="P1" draw:layer="layout" svg:width="21.061cm" svg:height="14.589cm" svg:x="2.434cm" svg:y="3.096cm">
          <text:p text:style-name="P16"><text:span text:style-name="T19">EMRG PLAN</text:span></text:p>
          <text:p text:style-name="P5"><text:span text:style-name="T3">Focus On</text:span></text:p>
          <text:p text:style-name="P5"><text:span text:style-name="T3">Partners Involved In </text:span></text:p>
          <text:p text:style-name="P5"><text:span text:style-name="T3">Humanitarian Support</text:span></text:p>
          <text:p text:style-name="P17"><text:span text:style-name="T20">They need &amp; want our help!</text:span></text:p>
          <draw:enhanced-geometry svg:viewBox="0 0 21600 21600" draw:type="mso-spt202" draw:enhanced-path="M 0 0 L 21600 0 21600 21600 0 21600 0 0 Z N"/>
        </draw:custom-shape>
        <presentation:notes draw:style-name="dp4">
          <draw:page-thumbnail draw:style-name="gr8" draw:layer="layout" svg:width="13.035cm" svg:height="9.777cm" svg:x="3.346cm" svg:y="1.958cm" draw:page-number="9" presentation:class="page"/>
          <draw:frame presentation:style-name="pr2" draw:layer="layout" svg:width="14.463cm" svg:height="11.736cm" svg:x="2.632cm" svg:y="12.387cm" presentation:class="notes" presentation:placeholder="true">
            <draw:text-box/>
          </draw:frame>
        </presentation:notes>
      </draw:page>
      <draw:page draw:name="Slide 10" draw:style-name="dp3" draw:master-page-name="Default">
        <draw:custom-shape draw:style-name="gr12" draw:text-style-name="P1" draw:layer="layout" svg:width="24.262cm" svg:height="2.831cm" svg:x="0.622cm" svg:y="0.9cm">
          <text:p/>
          <draw:enhanced-geometry svg:viewBox="0 0 21600 21600" draw:type="rectangle" draw:enhanced-path="M 0 0 L 21600 0 21600 21600 0 21600 0 0 Z N"/>
        </draw:custom-shape>
        <draw:g>
          <draw:custom-shape draw:style-name="gr13" draw:text-style-name="P1" draw:layer="layout" svg:width="21.299cm" svg:height="16.537cm" svg:x="2.196cm" svg:y="1.508cm">
            <text:p/>
            <draw:enhanced-geometry svg:viewBox="0 0 21600 21600" draw:type="rectangle" draw:enhanced-path="M 0 0 L 21600 0 21600 21600 0 21600 0 0 Z N"/>
          </draw:custom-shape>
          <draw:frame draw:style-name="gr14" draw:layer="layout" svg:width="20.091cm" svg:height="17.497cm" svg:x="2.584cm" svg:y="0.9cm">
            <draw:object-ole draw:class-id="00000000-0000-0000-0000-000000000000" xlink:href="./Object 2" xlink:type="simple" xlink:show="embed" xlink:actuate="onLoad"/>
            <draw:image xlink:href="./ObjectReplacements/Object 2" xlink:type="simple" xlink:show="embed" xlink:actuate="onLoad"/>
          </draw:frame>
        </draw:g>
        <draw:g draw:id="id5">
          <draw:custom-shape draw:style-name="gr5" draw:text-style-name="P1" draw:layer="layout" svg:width="8.613cm" svg:height="3.309cm" svg:x="16.067cm" svg:y="0.9cm">
            <text:p text:style-name="P2"><text:span text:style-name="T21">EMRG Key</text:span></text:p>
            <text:p text:style-name="P2"><text:span text:style-name="T21">Partners</text:span></text:p>
            <draw:enhanced-geometry svg:viewBox="0 0 21600 21600" draw:type="mso-spt202" draw:enhanced-path="M 0 0 L 21600 0 21600 21600 0 21600 0 0 Z N"/>
          </draw:custom-shape>
          <draw:custom-shape draw:style-name="gr15" draw:text-style-name="P1" draw:layer="layout" svg:width="14.234cm" svg:height="3.197cm" draw:transform="rotate (0.1455604596163) translate (4.791cm 5.9cm)">
            <text:p/>
            <draw:enhanced-geometry svg:viewBox="0 0 21600 21600" draw:glue-points="10800 0 3160 3160 0 10800 3160 18440 10800 21600 18440 18440 21600 10800 18440 3160" draw:text-areas="3200 3200 18400 18400" draw:type="ellipse"/>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4">
          <draw:page-thumbnail draw:style-name="gr8" draw:layer="layout" svg:width="13.035cm" svg:height="9.777cm" svg:x="3.346cm" svg:y="1.958cm" draw:page-number="10" presentation:class="page"/>
          <draw:frame presentation:style-name="pr2" draw:layer="layout" svg:width="14.463cm" svg:height="11.736cm" svg:x="2.632cm" svg:y="12.387cm" presentation:class="notes" presentation:placeholder="true">
            <draw:text-box/>
          </draw:frame>
        </presentation:notes>
      </draw:page>
      <draw:page draw:name="Slide 11" draw:style-name="dp3" draw:master-page-name="Default">
        <draw:custom-shape draw:style-name="gr4" draw:text-style-name="P1" draw:layer="layout" svg:width="15.032cm" svg:height="1.785cm" svg:x="5.42cm" svg:y="1.27cm">
          <text:p text:style-name="P2"><text:span text:style-name="T21">City of Ottawa</text:span></text:p>
          <draw:enhanced-geometry svg:viewBox="0 0 21600 21600" draw:type="mso-spt202" draw:enhanced-path="M 0 0 L 21600 0 21600 21600 0 21600 0 0 Z N"/>
        </draw:custom-shape>
        <draw:custom-shape draw:style-name="gr16" draw:text-style-name="P1" draw:layer="layout" svg:width="6.179cm" svg:height="5.601cm" svg:x="9.745cm" svg:y="9.917cm">
          <text:p/>
          <draw:enhanced-geometry svg:viewBox="0 0 959 817" draw:type="non-primitive" draw:enhanced-path="M 463 817  L 0 0  L 959 0  L 463 817  Z N"/>
        </draw:custom-shape>
        <draw:custom-shape draw:style-name="gr17" draw:text-style-name="P1" draw:layer="layout" svg:width="6.179cm" svg:height="5.601cm" svg:x="9.745cm" svg:y="9.917cm">
          <text:p/>
          <draw:enhanced-geometry svg:viewBox="0 0 959 817" draw:type="non-primitive" draw:enhanced-path="M 463 817  L 0 0  L 959 0  L 463 817  Z N"/>
        </draw:custom-shape>
        <draw:frame draw:style-name="gr6" draw:text-style-name="P4" draw:layer="layout" svg:width="3.378cm" svg:height="1.517cm" svg:x="11.09cm" svg:y="10.698cm">
          <draw:image xlink:href="Pictures/2000000700001483000008991022828D.wmf" xlink:type="simple" xlink:show="embed" xlink:actuate="onLoad">
            <text:p/>
          </draw:image>
        </draw:frame>
        <draw:custom-shape draw:style-name="gr16" draw:text-style-name="P1" draw:layer="layout" svg:width="5.957cm" svg:height="2.58cm" svg:x="14.539cm" svg:y="8.546cm">
          <text:p/>
          <draw:enhanced-geometry svg:viewBox="0 0 21600 21600" draw:type="rectangle" draw:enhanced-path="M 0 0 L 21600 0 21600 21600 0 21600 0 0 Z N"/>
        </draw:custom-shape>
        <draw:custom-shape draw:style-name="gr18" draw:text-style-name="P1" draw:layer="layout" svg:width="5.957cm" svg:height="2.58cm" svg:x="14.539cm" svg:y="8.546cm">
          <text:p/>
          <draw:enhanced-geometry svg:viewBox="0 0 21600 21600" draw:type="rectangle" draw:enhanced-path="M 0 0 L 21600 0 21600 21600 0 21600 0 0 Z N"/>
        </draw:custom-shape>
        <draw:custom-shape draw:style-name="gr19" draw:text-style-name="P1" draw:layer="layout" svg:width="4.965cm" svg:height="0.847cm" svg:x="14.98cm" svg:y="8.603cm">
          <text:p text:style-name="P2"><text:span text:style-name="T22">Office of Emergency Management (OEM)</text:span></text:p>
          <draw:enhanced-geometry svg:viewBox="0 0 21600 21600" draw:type="rectangle" draw:enhanced-path="M 0 0 L 21600 0 21600 21600 0 21600 0 0 Z N"/>
        </draw:custom-shape>
        <draw:custom-shape draw:style-name="gr20" draw:text-style-name="P1" draw:layer="layout" svg:width="4.257cm" svg:height="0.424cm" svg:x="15.379cm" svg:y="9.459cm">
          <text:p text:style-name="P3"><text:span text:style-name="T23">Manage The Relationship</text:span></text:p>
          <draw:enhanced-geometry svg:viewBox="0 0 21600 21600" draw:type="rectangle" draw:enhanced-path="M 0 0 L 21600 0 21600 21600 0 21600 0 0 Z N"/>
        </draw:custom-shape>
        <draw:custom-shape draw:style-name="gr20" draw:text-style-name="P1" draw:layer="layout" svg:width="4.811cm" svg:height="1.144cm" svg:x="15.088cm" svg:y="9.926cm">
          <text:p text:style-name="P2"><text:span text:style-name="T24">(Ongoing Contact &amp; Coordination)</text:span></text:p>
          <text:p text:style-name="P2"><text:span text:style-name="T24">(Provide Funding)</text:span></text:p>
          <text:p text:style-name="P2"><text:span text:style-name="T24">(Activate EMRG For The City)</text:span></text:p>
          <draw:enhanced-geometry svg:viewBox="0 0 21600 21600" draw:type="rectangle" draw:enhanced-path="M 0 0 L 21600 0 21600 21600 0 21600 0 0 Z N"/>
        </draw:custom-shape>
        <draw:custom-shape draw:style-name="gr16" draw:text-style-name="P1" draw:layer="layout" svg:width="4.507cm" svg:height="1.473cm" svg:x="10.473cm" svg:y="14.243cm">
          <text:p/>
          <draw:enhanced-geometry svg:viewBox="0 0 21600 21600" draw:type="rectangle" draw:enhanced-path="M 0 0 L 21600 0 21600 21600 0 21600 0 0 Z N"/>
        </draw:custom-shape>
        <draw:custom-shape draw:style-name="gr18" draw:text-style-name="P1" draw:layer="layout" svg:width="4.507cm" svg:height="1.473cm" svg:x="10.473cm" svg:y="14.243cm">
          <text:p/>
          <draw:enhanced-geometry svg:viewBox="0 0 21600 21600" draw:type="rectangle" draw:enhanced-path="M 0 0 L 21600 0 21600 21600 0 21600 0 0 Z N"/>
        </draw:custom-shape>
        <draw:custom-shape draw:style-name="gr16" draw:text-style-name="P1" draw:layer="layout" svg:width="5.491cm" svg:height="2.297cm" svg:x="5.569cm" svg:y="9.027cm">
          <text:p/>
          <draw:enhanced-geometry svg:viewBox="0 0 21600 21600" draw:type="rectangle" draw:enhanced-path="M 0 0 L 21600 0 21600 21600 0 21600 0 0 Z N"/>
        </draw:custom-shape>
        <draw:custom-shape draw:style-name="gr18" draw:text-style-name="P1" draw:layer="layout" svg:width="5.402cm" svg:height="2.297cm" svg:x="5.569cm" svg:y="9.027cm">
          <text:p/>
          <draw:enhanced-geometry svg:viewBox="0 0 21600 21600" draw:type="rectangle" draw:enhanced-path="M 0 0 L 21600 0 21600 21600 0 21600 0 0 Z N"/>
        </draw:custom-shape>
        <draw:custom-shape draw:style-name="gr20" draw:text-style-name="P1" draw:layer="layout" svg:width="3.947cm" svg:height="0.424cm" svg:x="10.708cm" svg:y="14.257cm">
          <text:p text:style-name="P3"><text:span text:style-name="T22">Community Services</text:span></text:p>
          <draw:enhanced-geometry svg:viewBox="0 0 21600 21600" draw:type="rectangle" draw:enhanced-path="M 0 0 L 21600 0 21600 21600 0 21600 0 0 Z N"/>
        </draw:custom-shape>
        <draw:custom-shape draw:style-name="gr20" draw:text-style-name="P1" draw:layer="layout" svg:width="3.973cm" svg:height="0.424cm" svg:x="10.802cm" svg:y="14.702cm">
          <text:p text:style-name="P3"><text:span text:style-name="T23">User Of EMRG Services</text:span></text:p>
          <draw:enhanced-geometry svg:viewBox="0 0 21600 21600" draw:type="rectangle" draw:enhanced-path="M 0 0 L 21600 0 21600 21600 0 21600 0 0 Z N"/>
        </draw:custom-shape>
        <draw:custom-shape draw:style-name="gr20" draw:text-style-name="P1" draw:layer="layout" svg:width="1.386cm" svg:height="0.382cm" svg:x="11.91cm" svg:y="15.231cm">
          <text:p text:style-name="P3"><text:span text:style-name="T24">(Shelters)</text:span></text:p>
          <draw:enhanced-geometry svg:viewBox="0 0 21600 21600" draw:type="rectangle" draw:enhanced-path="M 0 0 L 21600 0 21600 21600 0 21600 0 0 Z N"/>
        </draw:custom-shape>
        <draw:custom-shape draw:style-name="gr20" draw:text-style-name="P1" draw:layer="layout" svg:width="4.993cm" svg:height="0.424cm" svg:x="5.798cm" svg:y="9.08cm">
          <text:p text:style-name="P3"><text:span text:style-name="T22">Ottawa Fire Service (OFS)</text:span></text:p>
          <draw:enhanced-geometry svg:viewBox="0 0 21600 21600" draw:type="rectangle" draw:enhanced-path="M 0 0 L 21600 0 21600 21600 0 21600 0 0 Z N"/>
        </draw:custom-shape>
        <draw:custom-shape draw:style-name="gr20" draw:text-style-name="P1" draw:layer="layout" svg:width="3.677cm" svg:height="0.424cm" svg:x="6.516cm" svg:y="9.538cm">
          <text:p text:style-name="P3"><text:span text:style-name="T23">Provide Infrastructure</text:span></text:p>
          <draw:enhanced-geometry svg:viewBox="0 0 21600 21600" draw:type="rectangle" draw:enhanced-path="M 0 0 L 21600 0 21600 21600 0 21600 0 0 Z N"/>
        </draw:custom-shape>
        <draw:custom-shape draw:style-name="gr20" draw:text-style-name="P1" draw:layer="layout" svg:width="3.537cm" svg:height="1.144cm" svg:x="6.505cm" svg:y="10.028cm">
          <text:p text:style-name="P2"><text:span text:style-name="T24">(Communications Room)</text:span></text:p>
          <text:p text:style-name="P2"><text:span text:style-name="T24">(Equipment Storage)</text:span></text:p>
          <text:p text:style-name="P2"><text:span text:style-name="T24">(Repeater Sites)</text:span></text:p>
          <draw:enhanced-geometry svg:viewBox="0 0 21600 21600" draw:type="rectangle" draw:enhanced-path="M 0 0 L 21600 0 21600 21600 0 21600 0 0 Z N"/>
        </draw:custom-shape>
        <draw:custom-shape draw:style-name="gr16" draw:text-style-name="P1" draw:layer="layout" svg:width="4.895cm" svg:height="1.953cm" svg:x="14.486cm" svg:y="5.887cm">
          <text:p/>
          <draw:enhanced-geometry svg:viewBox="0 0 21600 21600" draw:type="rectangle" draw:enhanced-path="M 0 0 L 21600 0 21600 21600 0 21600 0 0 Z N"/>
        </draw:custom-shape>
        <draw:custom-shape draw:style-name="gr18" draw:text-style-name="P1" draw:layer="layout" svg:width="4.895cm" svg:height="1.953cm" svg:x="14.486cm" svg:y="5.887cm">
          <text:p/>
          <draw:enhanced-geometry svg:viewBox="0 0 21600 21600" draw:type="rectangle" draw:enhanced-path="M 0 0 L 21600 0 21600 21600 0 21600 0 0 Z N"/>
        </draw:custom-shape>
        <draw:custom-shape draw:style-name="gr20" draw:text-style-name="P1" draw:layer="layout" svg:width="4.43cm" svg:height="0.424cm" svg:x="14.663cm" svg:y="5.927cm">
          <text:p text:style-name="P3"><text:span text:style-name="T25">Police-Fire-Paramedics</text:span></text:p>
          <draw:enhanced-geometry svg:viewBox="0 0 21600 21600" draw:type="rectangle" draw:enhanced-path="M 0 0 L 21600 0 21600 21600 0 21600 0 0 Z N"/>
        </draw:custom-shape>
        <draw:custom-shape draw:style-name="gr20" draw:text-style-name="P1" draw:layer="layout" svg:width="4.265cm" svg:height="0.424cm" svg:x="14.803cm" svg:y="6.385cm">
          <text:p text:style-name="P3"><text:span text:style-name="T23">Communications Centres</text:span></text:p>
          <draw:enhanced-geometry svg:viewBox="0 0 21600 21600" draw:type="rectangle" draw:enhanced-path="M 0 0 L 21600 0 21600 21600 0 21600 0 0 Z N"/>
        </draw:custom-shape>
        <draw:custom-shape draw:style-name="gr20" draw:text-style-name="P1" draw:layer="layout" svg:width="3.804cm" svg:height="0.763cm" svg:x="15.098cm" svg:y="6.879cm">
          <text:p text:style-name="P2"><text:span text:style-name="T24"><text:s/></text:span><text:span text:style-name="T24">Liaise With EMRG</text:span></text:p>
          <text:p text:style-name="P2"><text:span text:style-name="T24">No Plans For Using EMRG</text:span></text:p>
          <draw:enhanced-geometry svg:viewBox="0 0 21600 21600" draw:type="rectangle" draw:enhanced-path="M 0 0 L 21600 0 21600 21600 0 21600 0 0 Z N"/>
        </draw:custom-shape>
        <draw:custom-shape draw:style-name="gr19" draw:text-style-name="P1" draw:layer="layout" svg:width="2.633cm" svg:height="1.27cm" svg:x="11.531cm" svg:y="12.4cm">
          <text:p text:style-name="P2"><text:span text:style-name="T23">City of Ottawa Key Partner Triangle</text:span></text:p>
          <draw:enhanced-geometry svg:viewBox="0 0 21600 21600" draw:type="rectangle" draw:enhanced-path="M 0 0 L 21600 0 21600 21600 0 21600 0 0 Z N"/>
        </draw:custom-shape>
        <draw:custom-shape draw:style-name="gr16" draw:text-style-name="P1" draw:layer="layout" svg:width="5.424cm" svg:height="2.558cm" svg:x="5.653cm" svg:y="5.653cm">
          <text:p/>
          <draw:enhanced-geometry svg:viewBox="0 0 21600 21600" draw:type="rectangle" draw:enhanced-path="M 0 0 L 21600 0 21600 21600 0 21600 0 0 Z N"/>
        </draw:custom-shape>
        <draw:custom-shape draw:style-name="gr18" draw:text-style-name="P1" draw:layer="layout" svg:width="5.424cm" svg:height="2.558cm" svg:x="5.653cm" svg:y="5.587cm">
          <text:p/>
          <draw:enhanced-geometry svg:viewBox="0 0 21600 21600" draw:type="rectangle" draw:enhanced-path="M 0 0 L 21600 0 21600 21600 0 21600 0 0 Z N"/>
        </draw:custom-shape>
        <draw:custom-shape draw:style-name="gr19" draw:text-style-name="P1" draw:layer="layout" svg:width="5.19cm" svg:height="0.847cm" svg:x="5.781cm" svg:y="5.64cm">
          <text:p text:style-name="P2"><text:span text:style-name="T25">Transportation, Utilities &amp; Public Works (TUPW)</text:span></text:p>
          <draw:enhanced-geometry svg:viewBox="0 0 21600 21600" draw:type="rectangle" draw:enhanced-path="M 0 0 L 21600 0 21600 21600 0 21600 0 0 Z N"/>
        </draw:custom-shape>
        <draw:custom-shape draw:style-name="gr20" draw:text-style-name="P1" draw:layer="layout" svg:width="3.207cm" svg:height="0.382cm" svg:x="6.683cm" svg:y="6.491cm">
          <text:p text:style-name="P3"><text:span text:style-name="T26">Potential Partnership</text:span></text:p>
          <draw:enhanced-geometry svg:viewBox="0 0 21600 21600" draw:type="rectangle" draw:enhanced-path="M 0 0 L 21600 0 21600 21600 0 21600 0 0 Z N"/>
        </draw:custom-shape>
        <draw:custom-shape draw:style-name="gr20" draw:text-style-name="P1" draw:layer="layout" svg:width="4.574cm" svg:height="1.144cm" svg:x="6.03cm" svg:y="6.879cm">
          <text:p text:style-name="P2"><text:span text:style-name="T24"><text:s/></text:span><text:span text:style-name="T24">(Equipment Transportation)</text:span></text:p>
          <text:p text:style-name="P2"><text:span text:style-name="T24">(Generators)</text:span></text:p>
          <text:p text:style-name="P2"><text:span text:style-name="T24">(Temporary Antenna Structures)</text:span></text:p>
          <draw:enhanced-geometry svg:viewBox="0 0 21600 21600" draw:type="rectangle" draw:enhanced-path="M 0 0 L 21600 0 21600 21600 0 21600 0 0 Z N"/>
        </draw:custom-shape>
        <draw:line draw:style-name="gr21" draw:text-style-name="P4" draw:layer="layout" svg:x1="13.538cm" svg:y1="6.866cm" svg:x2="13.538cm" svg:y2="9.618cm">
          <text:p/>
        </draw:line>
        <draw:custom-shape draw:style-name="gr22" draw:text-style-name="P1" draw:layer="layout" svg:width="0.212cm" svg:height="0.339cm" svg:x="13.436cm" svg:y="9.587cm">
          <text:p/>
          <draw:enhanced-geometry svg:viewBox="0 0 33 49" draw:type="non-primitive" draw:enhanced-path="M 33 0  L 16 49  L 0 0  L 33 0  Z N"/>
        </draw:custom-shape>
        <draw:line draw:style-name="gr21" draw:text-style-name="P4" draw:layer="layout" svg:x1="14.195cm" svg:y1="6.866cm" svg:x2="13.525cm" svg:y2="6.866cm">
          <text:p/>
        </draw:line>
        <draw:custom-shape draw:style-name="gr22" draw:text-style-name="P1" draw:layer="layout" svg:width="0.318cm" svg:height="0.225cm" svg:x="14.168cm" svg:y="6.751cm">
          <text:p/>
          <draw:enhanced-geometry svg:viewBox="0 0 49 33" draw:type="non-primitive" draw:enhanced-path="M 0 0  L 49 17  L 0 33  L 0 0  Z N"/>
        </draw:custom-shape>
        <draw:line draw:style-name="gr21" draw:text-style-name="P4" draw:layer="layout" svg:x1="12.025cm" svg:y1="6.853cm" svg:x2="12.025cm" svg:y2="9.6cm">
          <text:p/>
        </draw:line>
        <draw:custom-shape draw:style-name="gr22" draw:text-style-name="P1" draw:layer="layout" svg:width="0.212cm" svg:height="0.343cm" svg:x="11.915cm" svg:y="9.574cm">
          <text:p/>
          <draw:enhanced-geometry svg:viewBox="0 0 33 50" draw:type="non-primitive" draw:enhanced-path="M 0 0  L 17 50  L 33 0  L 0 0  Z N"/>
        </draw:custom-shape>
        <draw:line draw:style-name="gr21" draw:text-style-name="P4" draw:layer="layout" svg:x1="11.368cm" svg:y1="6.853cm" svg:x2="12.039cm" svg:y2="6.853cm">
          <text:p/>
        </draw:line>
        <draw:custom-shape draw:style-name="gr22" draw:text-style-name="P1" draw:layer="layout" svg:width="0.322cm" svg:height="0.225cm" svg:x="11.077cm" svg:y="6.738cm">
          <text:p/>
          <draw:enhanced-geometry svg:viewBox="0 0 50 33" draw:type="non-primitive" draw:enhanced-path="M 50 0  L 0 17  L 50 33  L 50 0  Z N"/>
        </draw:custom-shape>
        <presentation:notes draw:style-name="dp4">
          <draw:page-thumbnail draw:style-name="gr8" draw:layer="layout" svg:width="13.035cm" svg:height="9.777cm" svg:x="3.346cm" svg:y="1.958cm" draw:page-number="11" presentation:class="page"/>
          <draw:frame presentation:style-name="pr2" draw:layer="layout" svg:width="14.463cm" svg:height="11.736cm" svg:x="2.632cm" svg:y="12.387cm" presentation:class="notes" presentation:placeholder="true">
            <draw:text-box/>
          </draw:frame>
        </presentation:notes>
      </draw:page>
      <draw:page draw:name="Slide 12" draw:style-name="dp3" draw:master-page-name="Default">
        <draw:custom-shape draw:style-name="gr23" draw:text-style-name="P1" draw:layer="layout" svg:width="20.214cm" svg:height="13.53cm" svg:x="2.223cm" svg:y="4.039cm">
          <text:list text:style-name="L4">
            <text:list-item>
              <text:p text:style-name="P18"><text:span text:style-name="T27">Primary Solution</text:span></text:p>
            </text:list-item>
          </text:list>
          <text:list text:style-name="L13">
            <text:list-item>
              <text:list>
                <text:list-item>
                  <text:p text:style-name="P19"><text:span text:style-name="T18">Amateur Radios “1 to Many” dispatch style communications has significant benefits over telephones and cell phones for linking multiple sites together, such as a series of shelters. </text:span></text:p>
                </text:list-item>
              </text:list>
            </text:list-item>
          </text:list>
          <text:list text:style-name="L4">
            <text:list-item>
              <text:p text:style-name="P20"><text:span text:style-name="T27">Augmentation Solution</text:span></text:p>
            </text:list-item>
          </text:list>
          <text:list text:style-name="L13">
            <text:list-item>
              <text:list>
                <text:list-item>
                  <text:p text:style-name="P19"><text:span text:style-name="T18">Amateur radio can provide additional capacity when phones and cell phones are unable to provide the volume of information communications required. </text:span></text:p>
                </text:list-item>
              </text:list>
            </text:list-item>
          </text:list>
          <text:list text:style-name="L4">
            <text:list-item>
              <text:p text:style-name="P20"><text:span text:style-name="T27">Solution of Last Resort</text:span></text:p>
            </text:list-item>
          </text:list>
          <text:list text:style-name="L13">
            <text:list-item>
              <text:list>
                <text:list-item>
                  <text:p text:style-name="P19"><text:span text:style-name="T18">Alternative communications solution when telephones and cell phones have failed. </text:span></text:p>
                </text:list-item>
              </text:list>
            </text:list-item>
          </text:list>
          <text:list text:style-name="L13">
            <text:list-item>
              <text:list>
                <text:list-item>
                  <text:p text:style-name="P19"><text:span text:style-name="T18">If this is the only reason for partners to call, there won’t be many calls.</text:span></text:p>
                </text:list-item>
              </text:list>
            </text:list-item>
          </text:list>
          <draw:enhanced-geometry svg:viewBox="0 0 21600 21600" draw:type="rectangle" draw:enhanced-path="M 0 0 L 21600 0 21600 21600 0 21600 0 0 Z N"/>
        </draw:custom-shape>
        <draw:custom-shape draw:style-name="gr4" draw:text-style-name="P1" draw:layer="layout" svg:width="16.466cm" svg:height="1.632cm" svg:x="4.718cm" svg:y="1.292cm">
          <text:p text:style-name="P21"><text:span text:style-name="T21">SOLUTION TYPES</text:span></text:p>
          <draw:enhanced-geometry svg:viewBox="0 0 21600 21600" draw:type="mso-spt202" draw:enhanced-path="M 0 0 L 21600 0 21600 21600 0 21600 0 0 Z N"/>
        </draw:custom-shape>
        <presentation:notes draw:style-name="dp4">
          <draw:page-thumbnail draw:style-name="gr8" draw:layer="layout" svg:width="13.035cm" svg:height="9.777cm" svg:x="3.346cm" svg:y="1.958cm" draw:page-number="12" presentation:class="page"/>
          <draw:frame presentation:style-name="pr2" draw:layer="layout" svg:width="14.463cm" svg:height="11.736cm" svg:x="2.632cm" svg:y="12.387cm" presentation:class="notes" presentation:placeholder="true">
            <draw:text-box/>
          </draw:frame>
        </presentation:notes>
      </draw:page>
      <draw:page draw:name="Slide 13" draw:style-name="dp3" draw:master-page-name="Default">
        <draw:custom-shape draw:style-name="gr4" draw:text-style-name="P1" draw:layer="layout" svg:width="16.466cm" svg:height="1.785cm" svg:x="4.26cm" svg:y="1.16cm">
          <text:p text:style-name="P2"><text:span text:style-name="T9">CRITICAL SITES</text:span></text:p>
          <draw:enhanced-geometry svg:viewBox="0 0 21600 21600" draw:type="mso-spt202" draw:enhanced-path="M 0 0 L 21600 0 21600 21600 0 21600 0 0 Z N"/>
        </draw:custom-shape>
        <draw:g draw:id="id6">
          <draw:custom-shape draw:style-name="gr24" draw:text-style-name="P1" draw:layer="layout" svg:width="8.679cm" svg:height="7.055cm" svg:x="5.935cm" svg:y="10.178cm">
            <text:p/>
            <draw:enhanced-geometry svg:viewBox="0 0 21600 21600" draw:glue-points="10800 0 3160 3160 0 10800 3160 18440 10800 21600 18440 18440 21600 10800 18440 3160" draw:text-areas="3200 3200 18400 18400" draw:type="ellipse"/>
          </draw:custom-shape>
          <draw:custom-shape draw:style-name="gr25" draw:text-style-name="P1" draw:layer="layout" svg:width="2.399cm" svg:height="1.129cm" svg:x="6.676cm" svg:y="10.178cm">
            <text:p text:style-name="P2"><text:span text:style-name="T17">EOC</text:span></text:p>
            <text:p text:style-name="P2"><text:span text:style-name="T28">(City Hall)</text:span></text:p>
            <draw:enhanced-geometry svg:viewBox="0 0 21600 21600" draw:type="rectangle" draw:enhanced-path="M 0 0 L 21600 0 21600 21600 0 21600 0 0 Z N"/>
          </draw:custom-shape>
          <draw:custom-shape draw:style-name="gr26" draw:text-style-name="P1" draw:layer="layout" svg:width="2.955cm" svg:height="1.552cm" svg:x="4.458cm" svg:y="15.456cm">
            <text:p text:style-name="P2"><text:span text:style-name="T17"/></text:p>
            <text:p text:style-name="P2"><text:span text:style-name="T17">Red Cross</text:span></text:p>
            <text:p text:style-name="P2"><text:span text:style-name="T28">(Catherine St.)</text:span></text:p>
            <draw:enhanced-geometry svg:viewBox="0 0 21600 21600" draw:type="rectangle" draw:enhanced-path="M 0 0 L 21600 0 21600 21600 0 21600 0 0 Z N"/>
          </draw:custom-shape>
          <draw:custom-shape draw:style-name="gr25" draw:text-style-name="P1" draw:layer="layout" svg:width="5.291cm" svg:height="1.327cm" svg:x="12.255cm" svg:y="11.126cm">
            <text:p text:style-name="P2"><text:span text:style-name="T17">Communications Centre</text:span></text:p>
            <text:p text:style-name="P2"><text:span text:style-name="T28">(OFS Dispatch – Alta Vista)</text:span></text:p>
            <draw:enhanced-geometry svg:viewBox="0 0 21600 21600" draw:type="rectangle" draw:enhanced-path="M 0 0 L 21600 0 21600 21600 0 21600 0 0 Z N"/>
          </draw:custom-shape>
          <draw:frame draw:style-name="gr27" draw:layer="layout" svg:width="2.955cm" svg:height="2.849cm" svg:x="4.458cm" svg:y="13.216cm">
            <draw:object-ole draw:class-id="00000000-0000-0000-0000-000000000000" xlink:href="./Object 3" xlink:type="simple" xlink:show="embed" xlink:actuate="onLoad"/>
            <draw:image xlink:href="./ObjectReplacements/Object 3" xlink:type="simple" xlink:show="embed" xlink:actuate="onLoad"/>
          </draw:frame>
          <draw:frame draw:style-name="gr28" draw:layer="layout" svg:width="3.245cm" svg:height="1.398cm" svg:x="6.068cm" svg:y="8.894cm">
            <draw:object-ole draw:class-id="00000000-0000-0000-0000-000000000000" xlink:href="./Object 4" xlink:type="simple" xlink:show="embed" xlink:actuate="onLoad"/>
            <draw:image xlink:href="./ObjectReplacements/Object 4" xlink:type="simple" xlink:show="embed" xlink:actuate="onLoad"/>
          </draw:frame>
          <draw:frame draw:style-name="gr6" draw:text-style-name="P4" draw:layer="layout" svg:width="2.919cm" svg:height="1.892cm" svg:x="12.907cm" svg:y="9.115cm">
            <draw:image xlink:href="Pictures/200000EB000675A5000430498AE6301E.wmf" xlink:type="simple" xlink:show="embed" xlink:actuate="onLoad">
              <text:p/>
            </draw:image>
          </draw:frame>
          <draw:custom-shape draw:style-name="gr5" draw:text-style-name="P1" draw:layer="layout" svg:width="0.925cm" svg:height="1.023cm" svg:x="11.042cm" svg:y="11.942cm">
            <text:p text:style-name="P3"><text:span text:style-name="T29">1</text:span></text:p>
            <draw:enhanced-geometry svg:viewBox="0 0 21600 21600" draw:type="mso-spt202" draw:enhanced-path="M 0 0 L 21600 0 21600 21600 0 21600 0 0 Z N"/>
          </draw:custom-shape>
          <draw:custom-shape draw:style-name="gr5" draw:text-style-name="P1" draw:layer="layout" svg:width="0.925cm" svg:height="1.023cm" svg:x="7.418cm" svg:y="14.138cm">
            <text:p text:style-name="P3"><text:span text:style-name="T29">2</text:span></text:p>
            <draw:enhanced-geometry svg:viewBox="0 0 21600 21600" draw:type="mso-spt202" draw:enhanced-path="M 0 0 L 21600 0 21600 21600 0 21600 0 0 Z N"/>
          </draw:custom-shape>
          <draw:custom-shape draw:style-name="gr5" draw:text-style-name="P1" draw:layer="layout" svg:width="0.925cm" svg:height="1.023cm" svg:x="8.352cm" svg:y="11.307cm">
            <text:p text:style-name="P3"><text:span text:style-name="T29">3</text:span></text:p>
            <draw:enhanced-geometry svg:viewBox="0 0 21600 21600" draw:type="mso-spt202" draw:enhanced-path="M 0 0 L 21600 0 21600 21600 0 21600 0 0 Z N"/>
          </draw:custom-shape>
        </draw:g>
        <draw:custom-shape draw:style-name="gr4" draw:text-style-name="P1" draw:layer="layout" svg:width="21.343cm" svg:height="4.325cm" svg:x="1.87cm" svg:y="4.198cm">
          <text:p text:style-name="P11"><text:span text:style-name="T11">There are three permanent radio sites that are currently not functional. These must be addressed immediately and plans must be put in place to deliver portable solutions for two other key sites.</text:span></text:p>
          <draw:enhanced-geometry svg:viewBox="0 0 21600 21600" draw:type="rectangle" draw:enhanced-path="M 0 0 L 21600 0 21600 21600 0 21600 0 0 Z N"/>
        </draw:custom-shape>
        <draw:g draw:id="id7">
          <draw:custom-shape draw:style-name="gr25" draw:text-style-name="P1" draw:layer="layout" svg:width="5.027cm" svg:height="1.781cm" svg:x="11.505cm" svg:y="16.065cm">
            <text:p text:style-name="P2"><text:span text:style-name="T17">Community Services</text:span></text:p>
            <text:p text:style-name="P2"><text:span text:style-name="T17">Command Centre</text:span></text:p>
            <text:p text:style-name="P2"><text:span text:style-name="T28">(Ben Franklin Place)</text:span></text:p>
            <draw:enhanced-geometry svg:viewBox="0 0 21600 21600" draw:type="rectangle" draw:enhanced-path="M 0 0 L 21600 0 21600 21600 0 21600 0 0 Z N"/>
          </draw:custom-shape>
          <draw:custom-shape draw:style-name="gr25" draw:text-style-name="P1" draw:layer="layout" svg:width="2.399cm" svg:height="1.552cm" svg:x="19.526cm" svg:y="13.216cm">
            <text:p text:style-name="P2"><text:span text:style-name="T17">Shelters</text:span></text:p>
            <draw:enhanced-geometry svg:viewBox="0 0 21600 21600" draw:type="rectangle" draw:enhanced-path="M 0 0 L 21600 0 21600 21600 0 21600 0 0 Z N"/>
          </draw:custom-shape>
          <draw:frame draw:style-name="gr28" draw:layer="layout" svg:width="3.246cm" svg:height="1.398cm" svg:x="11.368cm" svg:y="14.755cm">
            <draw:object-ole draw:class-id="00000000-0000-0000-0000-000000000000" xlink:href="./Object 5" xlink:type="simple" xlink:show="embed" xlink:actuate="onLoad"/>
            <draw:image xlink:href="./ObjectReplacements/Object 5" xlink:type="simple" xlink:show="embed" xlink:actuate="onLoad"/>
          </draw:frame>
          <draw:frame draw:style-name="gr28" draw:layer="layout" svg:width="3.245cm" svg:height="1.397cm" svg:x="19.103cm" svg:y="11.942cm">
            <draw:object-ole draw:class-id="00000000-0000-0000-0000-000000000000" xlink:href="./Object 6" xlink:type="simple" xlink:show="embed" xlink:actuate="onLoad"/>
            <draw:image xlink:href="./ObjectReplacements/Object 6" xlink:type="simple" xlink:show="embed" xlink:actuate="onLoad"/>
          </draw:frame>
          <draw:frame draw:style-name="gr27" draw:layer="layout" svg:width="1.755cm" svg:height="1.694cm" svg:x="19.848cm" svg:y="14.459cm">
            <draw:object-ole draw:class-id="00000000-0000-0000-0000-000000000000" xlink:href="./Object 7" xlink:type="simple" xlink:show="embed" xlink:actuate="onLoad"/>
            <draw:image xlink:href="./ObjectReplacements/Object 7" xlink:type="simple" xlink:show="embed" xlink:actuate="onLoad"/>
          </draw:frame>
          <draw:custom-shape draw:style-name="gr5" draw:text-style-name="P1" draw:layer="layout" svg:width="0.997cm" svg:height="1.023cm" svg:x="10.437cm" svg:y="15.046cm">
            <text:p text:style-name="P3"><text:span text:style-name="T29">A</text:span></text:p>
            <draw:enhanced-geometry svg:viewBox="0 0 21600 21600" draw:type="mso-spt202" draw:enhanced-path="M 0 0 L 21600 0 21600 21600 0 21600 0 0 Z N"/>
          </draw:custom-shape>
          <draw:custom-shape draw:style-name="gr5" draw:text-style-name="P1" draw:layer="layout" svg:width="0.997cm" svg:height="1.023cm" svg:x="18.604cm" svg:y="13.339cm">
            <text:p text:style-name="P3"><text:span text:style-name="T29">B</text:span></text:p>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4">
          <draw:page-thumbnail draw:style-name="gr8" draw:layer="layout" svg:width="13.035cm" svg:height="9.777cm" svg:x="3.346cm" svg:y="1.958cm" draw:page-number="13" presentation:class="page"/>
          <draw:frame presentation:style-name="pr2" draw:layer="layout" svg:width="14.463cm" svg:height="11.736cm" svg:x="2.632cm" svg:y="12.387cm" presentation:class="notes" presentation:placeholder="true">
            <draw:text-box/>
          </draw:frame>
        </presentation:notes>
      </draw:page>
      <draw:page draw:name="Slide 14" draw:style-name="dp3" draw:master-page-name="Default">
        <draw:custom-shape draw:style-name="gr4" draw:text-style-name="P1" draw:layer="layout" svg:width="16.466cm" svg:height="1.785cm" svg:x="4.423cm" svg:y="1.336cm">
          <text:p text:style-name="P2"><text:span text:style-name="T9">CHANNEL CAPACITY</text:span></text:p>
          <draw:enhanced-geometry svg:viewBox="0 0 21600 21600" draw:type="mso-spt202" draw:enhanced-path="M 0 0 L 21600 0 21600 21600 0 21600 0 0 Z N"/>
        </draw:custom-shape>
        <draw:custom-shape draw:style-name="gr24" draw:text-style-name="P1" draw:layer="layout" svg:width="7.783cm" svg:height="4.652cm" svg:x="6.901cm" svg:y="12.18cm">
          <text:p/>
          <draw:enhanced-geometry svg:viewBox="0 0 21600 21600" draw:glue-points="10800 0 3160 3160 0 10800 3160 18440 10800 21600 18440 18440 21600 10800 18440 3160" draw:text-areas="3200 3200 18400 18400" draw:type="ellipse"/>
        </draw:custom-shape>
        <draw:custom-shape draw:style-name="gr25" draw:text-style-name="P1" draw:layer="layout" svg:width="2.152cm" svg:height="1.411cm" svg:x="7.567cm" svg:y="12.18cm">
          <text:p text:style-name="P2"><text:span text:style-name="T17">EOC</text:span></text:p>
          <text:p text:style-name="P2"><text:span text:style-name="T28">(City Hall)</text:span></text:p>
          <draw:enhanced-geometry svg:viewBox="0 0 21600 21600" draw:type="rectangle" draw:enhanced-path="M 0 0 L 21600 0 21600 21600 0 21600 0 0 Z N"/>
        </draw:custom-shape>
        <draw:custom-shape draw:style-name="gr25" draw:text-style-name="P1" draw:layer="layout" svg:width="3.175cm" svg:height="1.367cm" svg:x="5.715cm" svg:y="15.143cm">
          <text:p text:style-name="P2"><text:span text:style-name="T17">Red Cross</text:span></text:p>
          <text:p text:style-name="P2"><text:span text:style-name="T28">(Catherine St.)</text:span></text:p>
          <draw:enhanced-geometry svg:viewBox="0 0 21600 21600" draw:type="rectangle" draw:enhanced-path="M 0 0 L 21600 0 21600 21600 0 21600 0 0 Z N"/>
        </draw:custom-shape>
        <draw:custom-shape draw:style-name="gr25" draw:text-style-name="P1" draw:layer="layout" svg:width="5.433cm" svg:height="1.376cm" svg:x="11.368cm" svg:y="12.559cm">
          <text:p text:style-name="P2"><text:span text:style-name="T17">Communications Centre</text:span></text:p>
          <text:p text:style-name="P2"><text:span text:style-name="T28">(OFS Dispatch – Alta Vista)</text:span></text:p>
          <draw:enhanced-geometry svg:viewBox="0 0 21600 21600" draw:type="rectangle" draw:enhanced-path="M 0 0 L 21600 0 21600 21600 0 21600 0 0 Z N"/>
        </draw:custom-shape>
        <draw:custom-shape draw:style-name="gr25" draw:text-style-name="P1" draw:layer="layout" svg:width="4.507cm" svg:height="1.768cm" svg:x="11.368cm" svg:y="15.624cm">
          <text:p text:style-name="P2"><text:span text:style-name="T17">Community Services</text:span></text:p>
          <text:p text:style-name="P2"><text:span text:style-name="T17">Command Centre</text:span></text:p>
          <text:p text:style-name="P2"><text:span text:style-name="T28">(Ben Franklin Place)</text:span></text:p>
          <draw:enhanced-geometry svg:viewBox="0 0 21600 21600" draw:type="rectangle" draw:enhanced-path="M 0 0 L 21600 0 21600 21600 0 21600 0 0 Z N"/>
        </draw:custom-shape>
        <draw:g>
          <draw:custom-shape draw:style-name="gr25" draw:text-style-name="P1" draw:layer="layout" svg:width="1.848cm" svg:height="0.911cm" svg:x="20.35cm" svg:y="14.339cm">
            <text:p text:style-name="P2"><text:span text:style-name="T17">Shelters</text:span></text:p>
            <draw:enhanced-geometry svg:viewBox="0 0 21600 21600" draw:type="rectangle" draw:enhanced-path="M 0 0 L 21600 0 21600 21600 0 21600 0 0 Z N"/>
          </draw:custom-shape>
          <draw:frame draw:style-name="gr28" draw:layer="layout" svg:width="2.5cm" svg:height="0.82cm" svg:x="20.025cm" svg:y="13.591cm">
            <draw:object-ole draw:class-id="00000000-0000-0000-0000-000000000000" xlink:href="./Object 8" xlink:type="simple" xlink:show="embed" xlink:actuate="onLoad"/>
            <draw:image xlink:href="./ObjectReplacements/Object 8" xlink:type="simple" xlink:show="embed" xlink:actuate="onLoad"/>
          </draw:frame>
          <draw:frame draw:style-name="gr27" draw:layer="layout" svg:width="1.352cm" svg:height="0.995cm" svg:x="20.599cm" svg:y="15.07cm">
            <draw:object-ole draw:class-id="00000000-0000-0000-0000-000000000000" xlink:href="./Object 9" xlink:type="simple" xlink:show="embed" xlink:actuate="onLoad"/>
            <draw:image xlink:href="./ObjectReplacements/Object 9" xlink:type="simple" xlink:show="embed" xlink:actuate="onLoad"/>
          </draw:frame>
        </draw:g>
        <draw:custom-shape draw:style-name="gr5" draw:text-style-name="P1" draw:id="id9" draw:layer="layout" svg:width="2.962cm" svg:height="0.768cm" svg:x="11.312cm" svg:y="9.534cm">
          <text:p text:style-name="P3"><text:span text:style-name="T17">220 Simplex</text:span></text:p>
          <draw:enhanced-geometry svg:viewBox="0 0 21600 21600" draw:type="mso-spt202" draw:enhanced-path="M 0 0 L 21600 0 21600 21600 0 21600 0 0 Z N"/>
        </draw:custom-shape>
        <draw:custom-shape draw:style-name="gr29" draw:text-style-name="P1" draw:layer="layout" svg:width="2.814cm" svg:height="0.763cm" svg:x="5.265cm" svg:y="7.571cm">
          <text:p/>
          <draw:enhanced-geometry svg:viewBox="0 0 21600 21600" draw:type="mso-spt202" draw:enhanced-path="M 0 0 L 21600 0 21600 21600 0 21600 0 0 Z N"/>
        </draw:custom-shape>
        <draw:g draw:id="id8">
          <draw:line draw:style-name="gr30" draw:text-style-name="P4" draw:layer="layout" svg:x1="5.207cm" svg:y1="6.597cm" svg:x2="5.202cm" svg:y2="5.517cm">
            <text:p/>
          </draw:line>
          <draw:g>
            <draw:line draw:style-name="gr30" draw:text-style-name="P4" draw:layer="layout" svg:x1="5.309cm" svg:y1="7.007cm" svg:x2="5.102cm" svg:y2="7.007cm">
              <text:p/>
            </draw:line>
            <draw:line draw:style-name="gr30" draw:text-style-name="P4" draw:layer="layout" svg:x1="5.591cm" svg:y1="8.827cm" svg:x2="5.296cm" svg:y2="6.578cm">
              <text:p/>
            </draw:line>
            <draw:line draw:style-name="gr30" draw:text-style-name="P4" draw:layer="layout" svg:x1="5.138cm" svg:y1="6.579cm" svg:x2="4.842cm" svg:y2="8.828cm">
              <text:p/>
            </draw:line>
            <draw:line draw:style-name="gr30" draw:text-style-name="P4" draw:layer="layout" svg:x1="5.556cm" svg:y1="8.777cm" svg:x2="4.855cm" svg:y2="8.777cm">
              <text:p/>
            </draw:line>
            <draw:line draw:style-name="gr30" draw:text-style-name="P4" draw:layer="layout" svg:x1="5.468cm" svg:y1="8.164cm" svg:x2="4.925cm" svg:y2="8.164cm">
              <text:p/>
            </draw:line>
            <draw:line draw:style-name="gr21" draw:text-style-name="P4" draw:layer="layout" svg:x1="5.477cm" svg:y1="8.171cm" svg:x2="4.847cm" svg:y2="8.793cm">
              <text:p/>
            </draw:line>
            <draw:line draw:style-name="gr21" draw:text-style-name="P4" draw:layer="layout" svg:x1="5.529cm" svg:y1="8.786cm" svg:x2="4.916cm" svg:y2="8.164cm">
              <text:p/>
            </draw:line>
            <draw:line draw:style-name="gr30" draw:text-style-name="P4" draw:layer="layout" svg:x1="5.401cm" svg:y1="7.558cm" svg:x2="5.018cm" svg:y2="7.56cm">
              <text:p/>
            </draw:line>
            <draw:line draw:style-name="gr21" draw:text-style-name="P4" draw:layer="layout" svg:x1="5.402cm" svg:y1="7.558cm" svg:x2="4.948cm" svg:y2="8.154cm">
              <text:p/>
            </draw:line>
            <draw:line draw:style-name="gr21" draw:text-style-name="P4" draw:layer="layout" svg:x1="5.485cm" svg:y1="8.146cm" svg:x2="5.018cm" svg:y2="7.557cm">
              <text:p/>
            </draw:line>
            <draw:line draw:style-name="gr21" draw:text-style-name="P4" draw:layer="layout" svg:x1="5.349cm" svg:y1="7.007cm" svg:x2="5.001cm" svg:y2="7.557cm">
              <text:p/>
            </draw:line>
            <draw:line draw:style-name="gr21" draw:text-style-name="P4" draw:layer="layout" svg:x1="5.415cm" svg:y1="7.556cm" svg:x2="5.084cm" svg:y2="6.997cm">
              <text:p/>
            </draw:line>
            <draw:line draw:style-name="gr21" draw:text-style-name="P4" draw:layer="layout" svg:x1="5.348cm" svg:y1="7.006cm" svg:x2="5.137cm" svg:y2="6.587cm">
              <text:p/>
            </draw:line>
          </draw:g>
          <draw:line draw:style-name="gr31" draw:text-style-name="P4" draw:layer="layout" svg:x1="5.194cm" svg:y1="5.821cm" svg:x2="4.841cm" svg:y2="5.821cm">
            <text:p/>
          </draw:line>
          <draw:custom-shape draw:style-name="gr3" draw:text-style-name="P1" draw:layer="layout" svg:width="0.203cm" svg:height="0.67cm" svg:x="4.637cm" svg:y="5.517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2.737cm" svg:height="1.782cm" svg:x="3.766cm" svg:y="8.775cm">
            <text:p text:style-name="P2"><text:span text:style-name="T30">VA3OFS</text:span></text:p>
            <text:p text:style-name="P2"><text:span text:style-name="T31">VHF &amp; UHF</text:span></text:p>
            <text:p text:style-name="P2"><text:span text:style-name="T31">Repeaters</text:span></text:p>
            <draw:enhanced-geometry svg:viewBox="0 0 21600 21600" draw:type="mso-spt202" draw:enhanced-path="M 0 0 L 21600 0 21600 21600 0 21600 0 0 Z N"/>
          </draw:custom-shape>
          <draw:g>
            <draw:line draw:style-name="gr30" draw:text-style-name="P4" draw:layer="layout" svg:x1="4.948cm" svg:y1="7.576cm" svg:x2="4.946cm" svg:y2="7.166cm">
              <text:p/>
            </draw:line>
            <draw:line draw:style-name="gr31" draw:text-style-name="P4" draw:layer="layout" svg:x1="4.94cm" svg:y1="7.281cm" svg:x2="4.76cm" svg:y2="7.281cm">
              <text:p/>
            </draw:line>
            <draw:custom-shape draw:style-name="gr3" draw:text-style-name="P1" draw:layer="layout" svg:width="0.103cm" svg:height="0.254cm" svg:x="4.655cm" svg:y="7.166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30" draw:text-style-name="P4" draw:layer="layout" svg:x1="20.306cm" svg:y1="6.566cm" svg:x2="20.301cm" svg:y2="5.486cm">
          <text:p/>
        </draw:line>
        <draw:g>
          <draw:line draw:style-name="gr30" draw:text-style-name="P4" draw:layer="layout" svg:x1="20.407cm" svg:y1="6.976cm" svg:x2="20.201cm" svg:y2="6.976cm">
            <text:p/>
          </draw:line>
          <draw:line draw:style-name="gr30" draw:text-style-name="P4" draw:layer="layout" svg:x1="20.689cm" svg:y1="8.796cm" svg:x2="20.395cm" svg:y2="6.547cm">
            <text:p/>
          </draw:line>
          <draw:line draw:style-name="gr30" draw:text-style-name="P4" draw:layer="layout" svg:x1="20.235cm" svg:y1="6.548cm" svg:x2="19.94cm" svg:y2="8.797cm">
            <text:p/>
          </draw:line>
          <draw:line draw:style-name="gr30" draw:text-style-name="P4" draw:layer="layout" svg:x1="20.654cm" svg:y1="8.746cm" svg:x2="19.954cm" svg:y2="8.746cm">
            <text:p/>
          </draw:line>
          <draw:line draw:style-name="gr30" draw:text-style-name="P4" draw:layer="layout" svg:x1="20.566cm" svg:y1="8.133cm" svg:x2="20.024cm" svg:y2="8.133cm">
            <text:p/>
          </draw:line>
          <draw:line draw:style-name="gr21" draw:text-style-name="P4" draw:layer="layout" svg:x1="20.573cm" svg:y1="8.14cm" svg:x2="19.944cm" svg:y2="8.762cm">
            <text:p/>
          </draw:line>
          <draw:line draw:style-name="gr21" draw:text-style-name="P4" draw:layer="layout" svg:x1="20.627cm" svg:y1="8.755cm" svg:x2="20.015cm" svg:y2="8.133cm">
            <text:p/>
          </draw:line>
          <draw:line draw:style-name="gr30" draw:text-style-name="P4" draw:layer="layout" svg:x1="20.499cm" svg:y1="7.527cm" svg:x2="20.117cm" svg:y2="7.529cm">
            <text:p/>
          </draw:line>
          <draw:line draw:style-name="gr21" draw:text-style-name="P4" draw:layer="layout" svg:x1="20.498cm" svg:y1="7.527cm" svg:x2="20.045cm" svg:y2="8.123cm">
            <text:p/>
          </draw:line>
          <draw:line draw:style-name="gr21" draw:text-style-name="P4" draw:layer="layout" svg:x1="20.583cm" svg:y1="8.115cm" svg:x2="20.117cm" svg:y2="7.526cm">
            <text:p/>
          </draw:line>
          <draw:line draw:style-name="gr21" draw:text-style-name="P4" draw:layer="layout" svg:x1="20.445cm" svg:y1="6.976cm" svg:x2="20.098cm" svg:y2="7.526cm">
            <text:p/>
          </draw:line>
          <draw:line draw:style-name="gr21" draw:text-style-name="P4" draw:layer="layout" svg:x1="20.513cm" svg:y1="7.525cm" svg:x2="20.183cm" svg:y2="6.966cm">
            <text:p/>
          </draw:line>
          <draw:line draw:style-name="gr21" draw:text-style-name="P4" draw:layer="layout" svg:x1="20.446cm" svg:y1="6.975cm" svg:x2="20.236cm" svg:y2="6.556cm">
            <text:p/>
          </draw:line>
        </draw:g>
        <draw:line draw:style-name="gr31" draw:text-style-name="P4" draw:layer="layout" svg:x1="20.293cm" svg:y1="5.79cm" svg:x2="19.94cm" svg:y2="5.79cm">
          <text:p/>
        </draw:line>
        <draw:custom-shape draw:style-name="gr3" draw:text-style-name="P1" draw:layer="layout" svg:width="0.203cm" svg:height="0.67cm" svg:x="19.736cm" svg:y="5.486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2.737cm" svg:height="1.782cm" svg:x="18.865cm" svg:y="8.744cm">
          <text:p text:style-name="P2"><text:span text:style-name="T30">VE3OCE</text:span></text:p>
          <text:p text:style-name="P2"><text:span text:style-name="T31">VHF &amp; UHF</text:span></text:p>
          <text:p text:style-name="P2"><text:span text:style-name="T31">Repeaters</text:span></text:p>
          <draw:enhanced-geometry svg:viewBox="0 0 21600 21600" draw:type="mso-spt202" draw:enhanced-path="M 0 0 L 21600 0 21600 21600 0 21600 0 0 Z N"/>
        </draw:custom-shape>
        <draw:g>
          <draw:line draw:style-name="gr30" draw:text-style-name="P4" draw:layer="layout" svg:x1="20.047cm" svg:y1="7.545cm" svg:x2="20.045cm" svg:y2="7.135cm">
            <text:p/>
          </draw:line>
          <draw:line draw:style-name="gr31" draw:text-style-name="P4" draw:layer="layout" svg:x1="20.039cm" svg:y1="7.25cm" svg:x2="19.859cm" svg:y2="7.25cm">
            <text:p/>
          </draw:line>
          <draw:custom-shape draw:style-name="gr3" draw:text-style-name="P1" draw:layer="layout" svg:width="0.103cm" svg:height="0.254cm" svg:x="19.754cm" svg:y="7.135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10">
          <draw:line draw:style-name="gr30" draw:text-style-name="P4" draw:layer="layout" svg:x1="12.916cm" svg:y1="4.987cm" svg:x2="12.912cm" svg:y2="3.907cm">
            <text:p/>
          </draw:line>
          <draw:g>
            <draw:line draw:style-name="gr30" draw:text-style-name="P4" draw:layer="layout" svg:x1="13.017cm" svg:y1="5.398cm" svg:x2="12.81cm" svg:y2="5.398cm">
              <text:p/>
            </draw:line>
            <draw:line draw:style-name="gr30" draw:text-style-name="P4" draw:layer="layout" svg:x1="13.299cm" svg:y1="7.218cm" svg:x2="13.004cm" svg:y2="4.969cm">
              <text:p/>
            </draw:line>
            <draw:line draw:style-name="gr30" draw:text-style-name="P4" draw:layer="layout" svg:x1="12.846cm" svg:y1="4.97cm" svg:x2="12.55cm" svg:y2="7.219cm">
              <text:p/>
            </draw:line>
            <draw:line draw:style-name="gr30" draw:text-style-name="P4" draw:layer="layout" svg:x1="13.264cm" svg:y1="7.168cm" svg:x2="12.563cm" svg:y2="7.168cm">
              <text:p/>
            </draw:line>
            <draw:line draw:style-name="gr30" draw:text-style-name="P4" draw:layer="layout" svg:x1="13.176cm" svg:y1="6.555cm" svg:x2="12.633cm" svg:y2="6.555cm">
              <text:p/>
            </draw:line>
            <draw:line draw:style-name="gr21" draw:text-style-name="P4" draw:layer="layout" svg:x1="13.185cm" svg:y1="6.562cm" svg:x2="12.555cm" svg:y2="7.184cm">
              <text:p/>
            </draw:line>
            <draw:line draw:style-name="gr21" draw:text-style-name="P4" draw:layer="layout" svg:x1="13.237cm" svg:y1="7.177cm" svg:x2="12.624cm" svg:y2="6.555cm">
              <text:p/>
            </draw:line>
            <draw:line draw:style-name="gr30" draw:text-style-name="P4" draw:layer="layout" svg:x1="13.109cm" svg:y1="5.949cm" svg:x2="12.726cm" svg:y2="5.951cm">
              <text:p/>
            </draw:line>
            <draw:line draw:style-name="gr21" draw:text-style-name="P4" draw:layer="layout" svg:x1="13.11cm" svg:y1="5.949cm" svg:x2="12.656cm" svg:y2="6.545cm">
              <text:p/>
            </draw:line>
            <draw:line draw:style-name="gr21" draw:text-style-name="P4" draw:layer="layout" svg:x1="13.193cm" svg:y1="6.537cm" svg:x2="12.726cm" svg:y2="5.948cm">
              <text:p/>
            </draw:line>
            <draw:line draw:style-name="gr21" draw:text-style-name="P4" draw:layer="layout" svg:x1="13.057cm" svg:y1="5.398cm" svg:x2="12.709cm" svg:y2="5.948cm">
              <text:p/>
            </draw:line>
            <draw:line draw:style-name="gr21" draw:text-style-name="P4" draw:layer="layout" svg:x1="13.123cm" svg:y1="5.947cm" svg:x2="12.792cm" svg:y2="5.388cm">
              <text:p/>
            </draw:line>
            <draw:line draw:style-name="gr21" draw:text-style-name="P4" draw:layer="layout" svg:x1="13.056cm" svg:y1="5.397cm" svg:x2="12.845cm" svg:y2="4.978cm">
              <text:p/>
            </draw:line>
          </draw:g>
          <draw:line draw:style-name="gr31" draw:text-style-name="P4" draw:layer="layout" svg:x1="12.902cm" svg:y1="4.211cm" svg:x2="12.549cm" svg:y2="4.211cm">
            <text:p/>
          </draw:line>
          <draw:custom-shape draw:style-name="gr3" draw:text-style-name="P1" draw:layer="layout" svg:width="0.203cm" svg:height="0.67cm" svg:x="12.345cm" svg:y="3.907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2.737cm" svg:height="1.782cm" svg:x="11.475cm" svg:y="7.166cm">
            <text:p text:style-name="P2"><text:span text:style-name="T30">VE2CRA</text:span></text:p>
            <text:p text:style-name="P2"><text:span text:style-name="T31">VHF &amp; UHF</text:span></text:p>
            <text:p text:style-name="P2"><text:span text:style-name="T31">Repeaters</text:span></text:p>
            <draw:enhanced-geometry svg:viewBox="0 0 21600 21600" draw:type="mso-spt202" draw:enhanced-path="M 0 0 L 21600 0 21600 21600 0 21600 0 0 Z N"/>
          </draw:custom-shape>
          <draw:g>
            <draw:line draw:style-name="gr30" draw:text-style-name="P4" draw:layer="layout" svg:x1="12.656cm" svg:y1="5.966cm" svg:x2="12.654cm" svg:y2="5.556cm">
              <text:p/>
            </draw:line>
            <draw:line draw:style-name="gr31" draw:text-style-name="P4" draw:layer="layout" svg:x1="12.648cm" svg:y1="5.671cm" svg:x2="12.468cm" svg:y2="5.671cm">
              <text:p/>
            </draw:line>
            <draw:custom-shape draw:style-name="gr3" draw:text-style-name="P1" draw:layer="layout" svg:width="0.103cm" svg:height="0.254cm" svg:x="12.363cm" svg:y="5.556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id="id11">
          <draw:g>
            <draw:line draw:style-name="gr30" draw:text-style-name="P4" draw:layer="layout" svg:x1="23.239cm" svg:y1="6.38cm" svg:x2="23.237cm" svg:y2="5.529cm">
              <text:p/>
            </draw:line>
            <draw:g>
              <draw:line draw:style-name="gr30" draw:text-style-name="P4" draw:layer="layout" svg:x1="23.298cm" svg:y1="6.704cm" svg:x2="23.175cm" svg:y2="6.704cm">
                <text:p/>
              </draw:line>
              <draw:line draw:style-name="gr30" draw:text-style-name="P4" draw:layer="layout" svg:x1="23.466cm" svg:y1="8.139cm" svg:x2="23.291cm" svg:y2="6.367cm">
                <text:p/>
              </draw:line>
              <draw:line draw:style-name="gr30" draw:text-style-name="P4" draw:layer="layout" svg:x1="23.197cm" svg:y1="6.367cm" svg:x2="23.021cm" svg:y2="8.139cm">
                <text:p/>
              </draw:line>
              <draw:line draw:style-name="gr30" draw:text-style-name="P4" draw:layer="layout" svg:x1="23.447cm" svg:y1="8.099cm" svg:x2="23.029cm" svg:y2="8.099cm">
                <text:p/>
              </draw:line>
              <draw:line draw:style-name="gr30" draw:text-style-name="P4" draw:layer="layout" svg:x1="23.393cm" svg:y1="7.616cm" svg:x2="23.07cm" svg:y2="7.616cm">
                <text:p/>
              </draw:line>
              <draw:line draw:style-name="gr21" draw:text-style-name="P4" draw:layer="layout" svg:x1="23.397cm" svg:y1="7.621cm" svg:x2="23.022cm" svg:y2="8.111cm">
                <text:p/>
              </draw:line>
              <draw:line draw:style-name="gr21" draw:text-style-name="P4" draw:layer="layout" svg:x1="23.429cm" svg:y1="8.106cm" svg:x2="23.064cm" svg:y2="7.616cm">
                <text:p/>
              </draw:line>
              <draw:line draw:style-name="gr30" draw:text-style-name="P4" draw:layer="layout" svg:x1="23.354cm" svg:y1="7.138cm" svg:x2="23.126cm" svg:y2="7.139cm">
                <text:p/>
              </draw:line>
              <draw:line draw:style-name="gr21" draw:text-style-name="P4" draw:layer="layout" svg:x1="23.354cm" svg:y1="7.138cm" svg:x2="23.084cm" svg:y2="7.608cm">
                <text:p/>
              </draw:line>
              <draw:line draw:style-name="gr21" draw:text-style-name="P4" draw:layer="layout" svg:x1="23.404cm" svg:y1="7.602cm" svg:x2="23.126cm" svg:y2="7.138cm">
                <text:p/>
              </draw:line>
              <draw:line draw:style-name="gr21" draw:text-style-name="P4" draw:layer="layout" svg:x1="23.321cm" svg:y1="6.704cm" svg:x2="23.114cm" svg:y2="7.137cm">
                <text:p/>
              </draw:line>
              <draw:line draw:style-name="gr21" draw:text-style-name="P4" draw:layer="layout" svg:x1="23.361cm" svg:y1="7.137cm" svg:x2="23.164cm" svg:y2="6.697cm">
                <text:p/>
              </draw:line>
              <draw:line draw:style-name="gr21" draw:text-style-name="P4" draw:layer="layout" svg:x1="23.321cm" svg:y1="6.704cm" svg:x2="23.196cm" svg:y2="6.374cm">
                <text:p/>
              </draw:line>
            </draw:g>
            <draw:line draw:style-name="gr31" draw:text-style-name="P4" draw:layer="layout" svg:x1="23.231cm" svg:y1="5.769cm" svg:x2="23.021cm" svg:y2="5.769cm">
              <text:p/>
            </draw:line>
            <draw:custom-shape draw:style-name="gr3" draw:text-style-name="P1" draw:layer="layout" svg:width="0.121cm" svg:height="0.528cm" svg:x="22.898cm" svg:y="5.53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 draw:text-style-name="P1" draw:layer="layout" svg:width="2.699cm" svg:height="1.782cm" svg:x="21.821cm" svg:y="8.171cm">
            <text:p text:style-name="P2"><text:span text:style-name="T30">VA3EMV/E</text:span></text:p>
            <text:p text:style-name="P2"><text:span text:style-name="T31">EAST VHF </text:span></text:p>
            <text:p text:style-name="P2"><text:span text:style-name="T31">Repeaters</text:span></text:p>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4">
          <draw:page-thumbnail draw:style-name="gr8" draw:layer="layout" svg:width="13.035cm" svg:height="9.777cm" svg:x="3.346cm" svg:y="1.958cm" draw:page-number="14" presentation:class="page"/>
          <draw:frame presentation:style-name="pr2" draw:layer="layout" svg:width="14.463cm" svg:height="11.736cm" svg:x="2.632cm" svg:y="12.387cm" presentation:class="notes" presentation:placeholder="true">
            <draw:text-box/>
          </draw:frame>
        </presentation:notes>
      </draw:page>
      <draw:page draw:name="Slide 15" draw:style-name="dp3" draw:master-page-name="Default">
        <draw:custom-shape draw:style-name="gr4" draw:text-style-name="P1" draw:layer="layout" svg:width="20.558cm" svg:height="13.47cm" svg:x="2.672cm" svg:y="4.339cm">
          <text:list text:style-name="L4">
            <text:list-item>
              <text:p text:style-name="P3"><text:span text:style-name="T5">Communications Room</text:span></text:p>
            </text:list-item>
          </text:list>
          <text:list text:style-name="L5">
            <text:list-item>
              <text:list>
                <text:list-item>
                  <text:p text:style-name="P22"><text:span text:style-name="T7">Clear out room, remove old counters and equipment cabinets</text:span></text:p>
                </text:list-item>
              </text:list>
            </text:list-item>
          </text:list>
          <text:list text:style-name="L5">
            <text:list-item>
              <text:list>
                <text:list-item>
                  <text:p text:style-name="P22"><text:span text:style-name="T7">Fill holes, paint walls and install</text:span><text:span text:style-name="T6"> </text:span><text:span text:style-name="T7">n</text:span><text:span text:style-name="T6">ew counters</text:span></text:p>
                </text:list-item>
              </text:list>
            </text:list-item>
          </text:list>
          <text:list text:style-name="L5">
            <text:list-item>
              <text:list>
                <text:list-item>
                  <text:p text:style-name="P22"><text:span text:style-name="T7">Re-install radio and computer equipment in</text:span><text:span text:style-name="T6"> </text:span><text:span text:style-name="T7">new </text:span><text:span text:style-name="T6">equipment cabinets</text:span></text:p>
                </text:list-item>
              </text:list>
            </text:list-item>
          </text:list>
          <text:list text:style-name="L5">
            <text:list-item>
              <text:list>
                <text:list-item>
                  <text:p text:style-name="P22"><text:span text:style-name="T7">Clean up storage area</text:span></text:p>
                </text:list-item>
              </text:list>
            </text:list-item>
          </text:list>
          <text:list text:style-name="L5">
            <text:list-item>
              <text:list>
                <text:list-item>
                  <text:p text:style-name="P8"><text:span text:style-name="T7"/></text:p>
                </text:list-item>
              </text:list>
            </text:list-item>
          </text:list>
          <text:list text:style-name="L4">
            <text:list-item>
              <text:p text:style-name="P3"><text:span text:style-name="T5">Red Cross</text:span></text:p>
            </text:list-item>
          </text:list>
          <text:list text:style-name="L5">
            <text:list-item>
              <text:list>
                <text:list-item>
                  <text:p text:style-name="P22"><text:span text:style-name="T7">Complete radio installation and wiring of cabinet with </text:span><text:span text:style-name="T6">144/220/440 Voice + </text:span><text:span text:style-name="T7">VHF</text:span><text:span text:style-name="T6"> Packet</text:span></text:p>
                </text:list-item>
              </text:list>
            </text:list-item>
          </text:list>
          <text:list text:style-name="L5">
            <text:list-item>
              <text:list>
                <text:list-item>
                  <text:p text:style-name="P22"><text:span text:style-name="T7">Move antenna for Packet (Shield dual band antenna from others)</text:span></text:p>
                </text:list-item>
              </text:list>
            </text:list-item>
          </text:list>
          <text:list text:style-name="L5">
            <text:list-item>
              <text:list>
                <text:list-item>
                  <text:p text:style-name="P22"><text:span text:style-name="T7">Connect cabinet radios to antenna cables</text:span></text:p>
                </text:list-item>
              </text:list>
            </text:list-item>
          </text:list>
          <text:list text:style-name="L5">
            <text:list-item>
              <text:list>
                <text:list-item>
                  <text:p text:style-name="P8"><text:span text:style-name="T6"/></text:p>
                </text:list-item>
              </text:list>
            </text:list-item>
          </text:list>
          <text:list text:style-name="L4">
            <text:list-item>
              <text:p text:style-name="P3"><text:span text:style-name="T5">City of Ottawa EOC</text:span></text:p>
            </text:list-item>
          </text:list>
          <text:list text:style-name="L5">
            <text:list-item>
              <text:list>
                <text:list-item>
                  <text:p text:style-name="P22"><text:span text:style-name="T7">Prepare and </text:span><text:span text:style-name="T6">Install 2 inband + 1 crossband repeaters, plus VHF</text:span><text:span text:style-name="T7"> </text:span><text:span text:style-name="T6">packet with WiFi inside. </text:span></text:p>
                </text:list-item>
              </text:list>
            </text:list-item>
          </text:list>
          <text:list text:style-name="L5">
            <text:list-item>
              <text:list>
                <text:list-item>
                  <text:p text:style-name="P22"><text:span text:style-name="T7">Move antenna for Packet (Shield dual band antenna from others)</text:span></text:p>
                </text:list-item>
              </text:list>
            </text:list-item>
          </text:list>
          <draw:enhanced-geometry svg:viewBox="0 0 21600 21600" draw:type="rectangle" draw:enhanced-path="M 0 0 L 21600 0 21600 21600 0 21600 0 0 Z N"/>
        </draw:custom-shape>
        <draw:custom-shape draw:style-name="gr4" draw:text-style-name="P1" draw:layer="layout" svg:width="16.466cm" svg:height="1.785cm" svg:x="4.26cm" svg:y="1.16cm">
          <text:p text:style-name="P2"><text:span text:style-name="T9">WORK TO BE DONE</text:span></text:p>
          <draw:enhanced-geometry svg:viewBox="0 0 21600 21600" draw:type="mso-spt202" draw:enhanced-path="M 0 0 L 21600 0 21600 21600 0 21600 0 0 Z N"/>
        </draw:custom-shape>
        <presentation:notes draw:style-name="dp4">
          <draw:page-thumbnail draw:style-name="gr8" draw:layer="layout" svg:width="13.035cm" svg:height="9.777cm" svg:x="3.346cm" svg:y="1.958cm" draw:page-number="15" presentation:class="page"/>
          <draw:frame presentation:style-name="pr2" draw:layer="layout" svg:width="14.463cm" svg:height="11.736cm" svg:x="2.632cm" svg:y="12.387cm" presentation:class="notes" presentation:placeholder="true">
            <draw:text-box/>
          </draw:frame>
        </presentation:notes>
      </draw:page>
      <draw:page draw:name="Slide 16" draw:style-name="dp3" draw:master-page-name="Default">
        <draw:custom-shape draw:style-name="gr5" draw:text-style-name="P1" draw:layer="layout" svg:width="17.651cm" svg:height="1.632cm" svg:x="4.262cm" svg:y="1.759cm">
          <text:p text:style-name="P21"><text:span text:style-name="T9">FOCUS ON OPERATIONS</text:span></text:p>
          <draw:enhanced-geometry svg:viewBox="0 0 21600 21600" draw:type="mso-spt202" draw:enhanced-path="M 0 0 L 21600 0 21600 21600 0 21600 0 0 Z N"/>
        </draw:custom-shape>
        <draw:custom-shape draw:style-name="gr4" draw:text-style-name="P1" draw:layer="layout" svg:width="20.161cm" svg:height="10.545cm" svg:x="2.752cm" svg:y="4.449cm">
          <text:list text:style-name="L4">
            <text:list-item>
              <text:p text:style-name="P18"><text:span text:style-name="T11">With the main VHF &amp; UHF repeaters now in place, completion of the critical radio sites will provide the opportunity to focus EMRG on operational skills, including;</text:span></text:p>
            </text:list-item>
          </text:list>
          <text:list text:style-name="L14">
            <text:list-item>
              <text:list>
                <text:list-item>
                  <text:p text:style-name="P23"><text:span text:style-name="T32">Training on site operation</text:span></text:p>
                </text:list-item>
              </text:list>
            </text:list-item>
          </text:list>
          <text:list text:style-name="L14">
            <text:list-item>
              <text:list>
                <text:list-item>
                  <text:p text:style-name="P23"><text:span text:style-name="T32">Hands on Practice</text:span></text:p>
                </text:list-item>
              </text:list>
            </text:list-item>
          </text:list>
          <text:list text:style-name="L14">
            <text:list-item>
              <text:list>
                <text:list-item>
                  <text:p text:style-name="P23"><text:span text:style-name="T32">EMRG Exercises</text:span></text:p>
                </text:list-item>
              </text:list>
            </text:list-item>
          </text:list>
          <text:list text:style-name="L14">
            <text:list-item>
              <text:list>
                <text:list-item>
                  <text:p text:style-name="P23"><text:span text:style-name="T32">Partner Exercises</text:span></text:p>
                </text:list-item>
              </text:list>
            </text:list-item>
          </text:list>
          <draw:enhanced-geometry svg:viewBox="0 0 21600 21600" draw:type="mso-spt202" draw:enhanced-path="M 0 0 L 21600 0 21600 21600 0 21600 0 0 Z N"/>
        </draw:custom-shape>
        <draw:custom-shape draw:style-name="gr4" draw:text-style-name="P1" draw:id="id12" draw:layer="layout" svg:width="20.029cm" svg:height="2.547cm" svg:x="2.364cm" svg:y="15.386cm">
          <text:p text:style-name="P18"><text:span text:style-name="T33">EMRG will not be participating in the annual ARES Simulated Emergency Test (SET) this year. The EMRG local exercise will take place once we have the equipment installations completed.</text:span></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 smil:attributeName="visibility" smil:to="visible"/>
                </anim:par>
              </anim:par>
            </anim:par>
          </anim:seq>
        </anim:par>
        <presentation:notes draw:style-name="dp4">
          <draw:page-thumbnail draw:style-name="gr8" draw:layer="layout" svg:width="13.035cm" svg:height="9.777cm" svg:x="3.346cm" svg:y="1.958cm" draw:page-number="16" presentation:class="page"/>
          <draw:frame presentation:style-name="pr2" draw:layer="layout" svg:width="14.463cm" svg:height="11.736cm" svg:x="2.632cm" svg:y="12.387cm" presentation:class="notes" presentation:placeholder="true">
            <draw:text-box/>
          </draw:frame>
        </presentation:notes>
      </draw:page>
      <draw:page draw:name="Slide 17" draw:style-name="dp3" draw:master-page-name="Default">
        <draw:custom-shape draw:style-name="gr5" draw:text-style-name="P1" draw:layer="layout" svg:width="12.504cm" svg:height="1.632cm" svg:x="6.836cm" svg:y="1.389cm">
          <text:p text:style-name="P21"><text:span text:style-name="T9">WORK SESSIONS</text:span></text:p>
          <draw:enhanced-geometry svg:viewBox="0 0 21600 21600" draw:type="mso-spt202" draw:enhanced-path="M 0 0 L 21600 0 21600 21600 0 21600 0 0 Z N"/>
        </draw:custom-shape>
        <draw:custom-shape draw:style-name="gr4" draw:text-style-name="P1" draw:layer="layout" svg:width="20.162cm" svg:height="11.775cm" svg:x="2.328cm" svg:y="4.979cm">
          <text:p text:style-name="P18"><text:span text:style-name="T11">In order to complete the work on the critical sites, a series of work sessions will be held on Thursday nights and Saturday mornings from now until the work is completed.</text:span></text:p>
          <text:p text:style-name="P18"><text:span text:style-name="T11"/></text:p>
          <text:p text:style-name="P18"><text:span text:style-name="T11">Other times will be selected if they are more convenient for volunteers, to ensure everyone has the opportunity to participate.</text:span></text:p>
          <text:p text:style-name="P18"><text:span text:style-name="T11"/></text:p>
          <text:p text:style-name="P2"><text:span text:style-name="T34">PLEASE SIGN UP TO HELP!</text:span></text:p>
          <text:p text:style-name="P18"><text:span text:style-name="T34"/></text:p>
          <draw:enhanced-geometry svg:viewBox="0 0 21600 21600" draw:type="mso-spt202" draw:enhanced-path="M 0 0 L 21600 0 21600 21600 0 21600 0 0 Z N"/>
        </draw:custom-shape>
        <presentation:notes draw:style-name="dp4">
          <draw:page-thumbnail draw:style-name="gr8" draw:layer="layout" svg:width="13.035cm" svg:height="9.777cm" svg:x="3.346cm" svg:y="1.958cm" draw:page-number="17" presentation:class="page"/>
          <draw:frame presentation:style-name="pr2" draw:layer="layout" svg:width="14.463cm" svg:height="11.736cm" svg:x="2.632cm" svg:y="12.387cm" presentation:class="notes" presentation:placeholder="true">
            <draw:text-box/>
          </draw:frame>
        </presentation:notes>
      </draw:page>
      <draw:page draw:name="Slide 18" draw:style-name="dp3" draw:master-page-name="Default">
        <draw:custom-shape draw:style-name="gr5" draw:text-style-name="P1" draw:layer="layout" svg:width="15.001cm" svg:height="2.547cm" svg:x="5.499cm" svg:y="0.855cm">
          <text:p text:style-name="P3"><text:span text:style-name="T35">www.emrg.ca</text:span></text:p>
          <draw:enhanced-geometry svg:viewBox="0 0 21600 21600" draw:type="mso-spt202" draw:enhanced-path="M 0 0 L 21600 0 21600 21600 0 21600 0 0 Z N"/>
        </draw:custom-shape>
        <draw:custom-shape draw:style-name="gr4" draw:text-style-name="P1" draw:layer="layout" svg:width="20.814cm" svg:height="8.706cm" svg:x="2.646cm" svg:y="4.763cm">
          <text:list text:style-name="L4">
            <text:list-item>
              <text:p text:style-name="P18"><text:span text:style-name="T36">The EMRG web site provides information related to Amateur radio emergency communications, specifically as it relates to the City of Ottawa.</text:span></text:p>
            </text:list-item>
          </text:list>
          <text:list text:style-name="L15">
            <text:list-item>
              <text:list>
                <text:list-item>
                  <text:p text:style-name="P24"><text:span text:style-name="T37">Project Information</text:span></text:p>
                </text:list-item>
              </text:list>
            </text:list-item>
          </text:list>
          <text:list text:style-name="L15">
            <text:list-item>
              <text:list>
                <text:list-item>
                  <text:p text:style-name="P25"><text:span text:style-name="T37">Newsletters</text:span></text:p>
                </text:list-item>
              </text:list>
            </text:list-item>
          </text:list>
          <text:list text:style-name="L15">
            <text:list-item>
              <text:list>
                <text:list-item>
                  <text:p text:style-name="P25"><text:span text:style-name="T37">Upcoming Events</text:span></text:p>
                </text:list-item>
              </text:list>
            </text:list-item>
          </text:list>
          <text:list text:style-name="L15">
            <text:list-item>
              <text:list>
                <text:list-item>
                  <text:p text:style-name="P25"><text:span text:style-name="T37">Documentation</text:span></text:p>
                </text:list-item>
              </text:list>
            </text:list-item>
          </text:list>
          <text:list text:style-name="L15">
            <text:list-item>
              <text:list>
                <text:list-item>
                  <text:p text:style-name="P25"><text:span text:style-name="T37">Links to related information</text:span></text:p>
                </text:list-item>
              </text:list>
            </text:list-item>
          </text:list>
          <draw:enhanced-geometry svg:viewBox="0 0 21600 21600" draw:type="mso-spt202" draw:enhanced-path="M 0 0 L 21600 0 21600 21600 0 21600 0 0 Z N"/>
        </draw:custom-shape>
        <draw:custom-shape draw:style-name="gr5" draw:text-style-name="P1" draw:layer="layout" svg:width="15.869cm" svg:height="2.277cm" svg:x="4.647cm" svg:y="14.574cm">
          <text:p text:style-name="P2"><text:span text:style-name="T38">Team Leader: <text:s text:c="2"/>Peter Gamble - VE3BQP</text:span></text:p>
          <text:p text:style-name="P26"><text:span text:style-name="T8">pgamble@emrg.ca</text:span></text:p>
          <draw:enhanced-geometry svg:viewBox="0 0 21600 21600" draw:type="mso-spt202" draw:enhanced-path="M 0 0 L 21600 0 21600 21600 0 21600 0 0 Z N"/>
        </draw:custom-shape>
        <presentation:notes draw:style-name="dp4">
          <draw:page-thumbnail draw:style-name="gr8" draw:layer="layout" svg:width="13.035cm" svg:height="9.777cm" svg:x="3.346cm" svg:y="1.958cm" draw:page-number="18" presentation:class="page"/>
          <draw:frame presentation:style-name="pr2" draw:layer="layout" svg:width="14.463cm" svg:height="11.736cm" svg:x="2.632cm" svg:y="12.38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Bitstream Vera Sans'" style:font-family-generic-asian="system" style:font-pitch-asian="variable" style:font-size-asian="24pt" style:font-style-asian="normal" style:font-weight-asian="normal" style:font-family-complex="'Bitstream Vera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Black'" style:font-family-generic="swiss"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Black'" style:font-family-generic="swiss" style:font-pitch="variable" fo:font-size="36pt" fo:font-style="normal" fo:text-shadow="none" style:text-underline-style="none" fo:font-weight="normal" style:font-family-asian="'Bitstream Vera Sans'" style:font-family-generic-asian="system" style:font-pitch-asian="variable" style:font-size-asian="36pt" style:font-style-asian="normal" style:font-weight-asian="normal" style:font-family-complex="'Bitstream Vera Sans'" style:font-family-generic-complex="system" style:font-pitch-complex="variable" style:font-size-complex="36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19.73cm" fo:page-height="26.08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04cm"/>
    </style:style>
    <style:style style:name="gr2" style:family="graphic" style:parent-style-name="standard">
      <style:graphic-properties draw:stroke="none" draw:fill="none" draw:fill-color="#ffffff" draw:textarea-vertical-align="bottom" draw:auto-grow-height="false" fo:min-height="1.304cm"/>
    </style:style>
    <style:style style:name="gr3" style:family="graphic" style:parent-style-name="standard">
      <style:graphic-properties draw:stroke="none" draw:fill="solid" draw:fill-color="#ff9900"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solid" svg:stroke-width="0.159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212cm" svg:stroke-color="#000066"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2" style:family="presentation" style:parent-style-name="Default-backgroundobjects">
      <style:graphic-properties draw:stroke="none" draw:fill="none" draw:fill-color="#00cc99" draw:textarea-horizontal-align="justify" draw:textarea-vertical-align="top" draw:auto-grow-height="false" draw:auto-grow-width="false" fo:min-height="0.854cm" fo:min-width="0cm" fo:padding-top="0.13cm" fo:padding-bottom="0.13cm" fo:padding-left="0.25cm" fo:padding-right="0.25cm" fo:wrap-option="no-wrap" draw:shadow="hidden" draw:shadow-color="#808080"/>
    </style:style>
    <style:style style:name="pr3" style:family="presentation" style:parent-style-name="Default-backgroundobjects" style:list-style-name="L2">
      <style:graphic-properties draw:stroke="none" draw:fill="none" draw:fill-color="#00cc99" draw:textarea-horizontal-align="justify" draw:textarea-vertical-align="top" draw:auto-grow-height="false" draw:auto-grow-width="false" fo:min-height="1.307cm" fo:min-width="0cm" fo:padding-top="0.131cm" fo:padding-bottom="0.131cm" fo:padding-left="0.262cm" fo:padding-right="0.262cm" fo:wrap-option="no-wrap" draw:shadow="hidden" draw:shadow-color="#808080"/>
    </style:style>
    <style:style style:name="pr4" style:family="presentation" style:parent-style-name="Default-backgroundobjects" style:list-style-name="L2">
      <style:graphic-properties draw:stroke="none" draw:fill="none" draw:fill-color="#00cc99" draw:textarea-horizontal-align="justify" draw:textarea-vertical-align="top" draw:auto-grow-height="false" draw:auto-grow-width="false" fo:min-height="1.307cm" fo:min-width="0cm" fo:padding-top="0.131cm" fo:padding-bottom="0.131cm" fo:padding-left="0.262cm" fo:padding-right="0.262cm" fo:wrap-option="no-wrap" draw:shadow="hidden" draw:shadow-color="#808080"/>
    </style:style>
    <style:style style:name="pr5" style:family="presentation" style:parent-style-name="Default-backgroundobjects" style:list-style-name="L2">
      <style:graphic-properties draw:stroke="none" draw:fill="none" draw:fill-color="#00cc99" draw:textarea-horizontal-align="justify" draw:textarea-vertical-align="bottom" draw:auto-grow-height="false" draw:auto-grow-width="false" fo:min-height="1.307cm" fo:min-width="0cm" fo:padding-top="0.131cm" fo:padding-bottom="0.131cm" fo:padding-left="0.262cm" fo:padding-right="0.262cm" fo:wrap-option="no-wrap" draw:shadow="hidden" draw:shadow-color="#808080"/>
    </style:style>
    <style:style style:name="pr6" style:family="presentation" style:parent-style-name="Default-backgroundobjects" style:list-style-name="L2">
      <style:graphic-properties draw:stroke="none" draw:fill="none" draw:fill-color="#00cc99" draw:textarea-horizontal-align="justify" draw:textarea-vertical-align="bottom" draw:auto-grow-height="false" draw:auto-grow-width="false" fo:min-height="1.307cm" fo:min-width="0cm" fo:padding-top="0.131cm" fo:padding-bottom="0.131cm" fo:padding-left="0.262cm" fo:padding-right="0.262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text:enable-numbering="false" fo:text-indent="0cm"/>
    </style:style>
    <style:style style:name="P5" style:family="paragraph">
      <style:paragraph-properties fo:margin-left="0cm" fo:margin-right="0cm" text:enable-numbering="false" fo:text-indent="0cm" style:writing-mode="lr-tb"/>
    </style:style>
    <style:style style:name="P6" style:family="paragraph">
      <style:paragraph-properties fo:margin-left="0cm" fo:margin-right="0cm" fo:text-align="center" text:enable-numbering="false" fo:text-indent="0cm"/>
    </style:style>
    <style:style style:name="P7" style:family="paragraph">
      <style:paragraph-properties fo:margin-left="0cm" fo:margin-right="0cm" fo:text-align="center" text:enable-numbering="false" fo:text-indent="0cm" style:writing-mode="lr-tb"/>
    </style:style>
    <style:style style:name="P8" style:family="paragraph">
      <style:paragraph-properties fo:margin-left="0cm" fo:margin-right="0cm" fo:text-align="end" text:enable-numbering="false" fo:text-indent="0cm"/>
    </style:style>
    <style:style style:name="P9" style:family="paragraph">
      <style:paragraph-properties fo:margin-left="0cm" fo:margin-right="0cm" fo:text-align="end" text:enable-numbering="false" fo:text-indent="0cm" style:writing-mode="lr-tb"/>
    </style:style>
    <style:style style:name="P10" style:family="paragraph">
      <style:paragraph-properties fo:text-align="center" style:writing-mode="lr-tb"/>
      <style:text-properties fo:font-size="24pt"/>
    </style:style>
    <style:style style:name="P11" style:family="paragraph">
      <style:paragraph-properties fo:text-align="center"/>
    </style:style>
    <style:style style:name="P12" style:family="paragraph">
      <style:paragraph-properties fo:margin-left="0cm" fo:margin-right="0cm" fo:line-height="100%" text:enable-numbering="false" fo:text-indent="0cm"/>
    </style:style>
    <style:style style:name="P13" style:family="paragraph">
      <style:paragraph-properties fo:margin-left="0cm" fo:margin-right="0cm" fo:line-height="100%" text:enable-numbering="false" fo:text-indent="0cm" style:writing-mode="lr-tb"/>
    </style:style>
    <style:style style:name="P14" style:family="paragraph">
      <style:paragraph-properties fo:margin-left="0cm" fo:margin-right="0cm" fo:line-height="100%" fo:text-align="end" text:enable-numbering="false" fo:text-indent="0cm"/>
    </style:style>
    <style:style style:name="P15" style:family="paragraph">
      <style:paragraph-properties fo:margin-left="0cm" fo:margin-right="0cm" fo:line-height="100%"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Arial" style:font-pitch="variable" fo:font-size="12pt" fo:language="en" fo:country="GB"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257cm" svg:height="4.693cm" svg:x="2.296cm" svg:y="3.651cm" draw:page-number="1"/>
      <draw:page-thumbnail draw:layer="backgroundobjects" svg:width="6.257cm" svg:height="4.693cm" svg:x="11.174cm" svg:y="3.651cm" draw:page-number="2"/>
      <draw:page-thumbnail draw:layer="backgroundobjects" svg:width="6.257cm" svg:height="4.693cm" svg:x="2.296cm" svg:y="10.692cm" draw:page-number="3"/>
      <draw:page-thumbnail draw:layer="backgroundobjects" svg:width="6.257cm" svg:height="4.693cm" svg:x="11.174cm" svg:y="10.692cm" draw:page-number="4"/>
      <draw:page-thumbnail draw:layer="backgroundobjects" svg:width="6.257cm" svg:height="4.693cm" svg:x="2.296cm" svg:y="17.733cm" draw:page-number="5"/>
      <draw:page-thumbnail draw:layer="backgroundobjects" svg:width="6.257cm" svg:height="4.693cm" svg:x="11.174cm" svg:y="17.733cm" draw:page-number="6"/>
      <draw:frame draw:style-name="gr1" draw:text-style-name="P1" draw:layer="backgroundobjects" svg:width="8.561cm" svg:height="1.303cm" svg:x="0cm" svg:y="0cm" presentation:class="header">
        <draw:text-box>
          <text:p text:style-name="P1"><presentation:header/></text:p>
        </draw:text-box>
      </draw:frame>
      <draw:frame draw:style-name="gr1" draw:text-style-name="P2" draw:layer="backgroundobjects" svg:width="8.561cm" svg:height="1.303cm" svg:x="11.168cm" svg:y="0cm" presentation:class="date-time">
        <draw:text-box>
          <text:p text:style-name="P2"><presentation:date-time/></text:p>
        </draw:text-box>
      </draw:frame>
      <draw:frame draw:style-name="gr2" draw:text-style-name="P1" draw:layer="backgroundobjects" svg:width="8.561cm" svg:height="1.303cm" svg:x="0cm" svg:y="24.776cm" presentation:class="footer">
        <draw:text-box>
          <text:p text:style-name="P1"><presentation:footer/></text:p>
        </draw:text-box>
      </draw:frame>
      <draw:frame draw:style-name="gr2" draw:text-style-name="P2" draw:layer="backgroundobjects" svg:width="8.561cm" svg:height="1.303cm" svg:x="11.168cm" svg:y="24.776cm" presentation:class="page-number">
        <draw:text-box>
          <text:p text:style-name="P2"><text:page-number>&lt;number&gt;</text:page-number></text:p>
        </draw:text-box>
      </draw:frame>
    </style:handout-master>
    <style:master-page style:name="Default" style:page-layout-name="PM1" draw:style-name="dp1">
      <draw:custom-shape draw:style-name="gr3" draw:text-style-name="P3" draw:layer="backgroundobjects" svg:width="25.4cm" svg:height="19.05cm" svg:x="0cm" svg:y="0cm">
        <text:p/>
        <draw:enhanced-geometry svg:viewBox="0 0 21600 21600" draw:type="rectangle" draw:enhanced-path="M 0 0 L 21600 0 21600 21600 0 21600 0 0 Z N"/>
      </draw:custom-shape>
      <draw:custom-shape draw:style-name="gr4" draw:text-style-name="P3" draw:layer="backgroundobjects" svg:width="24.448cm" svg:height="18.133cm" svg:x="0.529cm" svg:y="0.494cm">
        <text:p/>
        <draw:enhanced-geometry svg:viewBox="0 0 21600 21600" draw:type="rectangle" draw:enhanced-path="M 0 0 L 21600 0 21600 21600 0 21600 0 0 Z N"/>
      </draw:custom-shape>
      <draw:frame presentation:style-name="Default-title" draw:layer="backgroundobjects" svg:width="16.285cm" svg:height="3.309cm" svg:x="4.973cm" svg:y="0.427cm" presentation:class="title" presentation:placeholder="true">
        <draw:text-box/>
      </draw:frame>
      <draw:frame presentation:style-name="Default-outline1" draw:layer="backgroundobjects" svg:width="21.59cm" svg:height="11.431cm" svg:x="1.905cm" svg:y="4.886cm" presentation:class="outline" presentation:placeholder="true">
        <draw:text-box/>
      </draw:frame>
      <draw:frame presentation:style-name="pr1" draw:text-style-name="P5" draw:layer="backgroundobjects" svg:width="5.292cm" svg:height="1.271cm" svg:x="1.905cm" svg:y="17.357cm" presentation:class="date-time">
        <draw:text-box>
          <text:p text:style-name="P4"><text:span text:style-name="T1"><presentation:date-time/></text:span></text:p>
        </draw:text-box>
      </draw:frame>
      <draw:frame presentation:style-name="pr1" draw:text-style-name="P7" draw:layer="backgroundobjects" svg:width="8.044cm" svg:height="1.271cm" svg:x="8.678cm" svg:y="17.357cm" presentation:class="footer">
        <draw:text-box>
          <text:p text:style-name="P6"><text:span text:style-name="T1"><presentation:footer/></text:span></text:p>
        </draw:text-box>
      </draw:frame>
      <draw:frame presentation:style-name="pr2" draw:text-style-name="P9" draw:layer="backgroundobjects" svg:width="1.469cm" svg:height="0.853cm" svg:x="23.507cm" svg:y="17.775cm" presentation:class="page-number">
        <draw:text-box>
          <text:p text:style-name="P8"><text:span text:style-name="T1"><text:page-number>&lt;number&gt;</text:page-number></text:span></text:p>
        </draw:text-box>
      </draw:frame>
      <draw:frame draw:style-name="gr5" draw:text-style-name="P10" draw:layer="backgroundobjects" svg:width="2.249cm" svg:height="2.157cm" svg:x="21.7cm" svg:y="0.917cm">
        <draw:image xlink:href="Pictures/10000000000001C2000001BFF73641F8.jpg" xlink:type="simple" xlink:show="embed" xlink:actuate="onLoad">
          <text:p/>
        </draw:image>
      </draw:frame>
      <draw:frame draw:style-name="gr5" draw:text-style-name="P10" draw:layer="backgroundobjects" svg:width="2.919cm" svg:height="1.892cm" svg:x="1.451cm" svg:y="1.182cm">
        <draw:image xlink:href="Pictures/200000EB000675A5000430498AE6301E.wmf" xlink:type="simple" xlink:show="embed" xlink:actuate="onLoad">
          <text:p/>
        </draw:image>
      </draw:frame>
      <draw:line draw:style-name="gr6" draw:text-style-name="P10" draw:layer="backgroundobjects" svg:x1="0.529cm" svg:y1="3.457cm" svg:x2="24.977cm" svg:y2="3.457cm">
        <text:p/>
      </draw:line>
      <presentation:notes style:page-layout-name="PM0">
        <draw:rect draw:style-name="gr7" draw:text-style-name="P11" draw:layer="backgroundobjects" svg:width="19.73cm" svg:height="26.08cm" svg:x="0cm" svg:y="0cm">
          <text:p/>
        </draw:rect>
        <draw:frame presentation:style-name="pr3" draw:text-style-name="P13" draw:layer="backgroundobjects" svg:width="8.55cm" svg:height="1.306cm" svg:x="0cm" svg:y="-0.001cm" presentation:class="header">
          <draw:text-box>
            <text:p text:style-name="P12"><text:span text:style-name="T2"><presentation:header/></text:span></text:p>
          </draw:text-box>
        </draw:frame>
        <draw:frame presentation:style-name="pr4" draw:text-style-name="P15" draw:layer="backgroundobjects" svg:width="8.55cm" svg:height="1.306cm" svg:x="11.179cm" svg:y="-0.001cm" presentation:class="date-time">
          <draw:text-box>
            <text:p text:style-name="P14"><text:span text:style-name="T2"><presentation:date-time/></text:span></text:p>
          </draw:text-box>
        </draw:frame>
        <draw:page-thumbnail presentation:style-name="Default-title" draw:layer="backgroundobjects" svg:width="13.035cm" svg:height="9.777cm" svg:x="3.346cm" svg:y="1.958cm" presentation:class="page"/>
        <draw:frame presentation:style-name="Default-notes" draw:layer="backgroundobjects" svg:width="14.463cm" svg:height="11.735cm" svg:x="2.632cm" svg:y="12.387cm" presentation:class="notes" presentation:placeholder="true">
          <draw:text-box/>
        </draw:frame>
        <draw:frame presentation:style-name="pr5" draw:text-style-name="P13" draw:layer="backgroundobjects" svg:width="8.55cm" svg:height="1.306cm" svg:x="0cm" svg:y="24.772cm" presentation:class="footer">
          <draw:text-box>
            <text:p text:style-name="P12"><text:span text:style-name="T2"><presentation:footer/></text:span></text:p>
          </draw:text-box>
        </draw:frame>
        <draw:frame presentation:style-name="pr6" draw:text-style-name="P15" draw:layer="backgroundobjects" svg:width="8.55cm" svg:height="1.306cm" svg:x="11.179cm" svg:y="24.772cm" presentation:class="page-number">
          <draw:text-box>
            <text:p text:style-name="P14"><text:span text:style-name="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No Slide Title</dc:title>
    <meta:initial-creator> </meta:initial-creator>
    <meta:creation-date>2004-01-19T05:30:14</meta:creation-date>
    <dc:creator>Peter Gamble</dc:creator>
    <dc:date>2007-09-27T03:07:30</dc:date>
    <meta:print-date>2005-09-09T06:07:31</meta:print-date>
    <meta:editing-cycles>302</meta:editing-cycles>
    <meta:editing-duration>PT28M1S</meta:editing-duration>
    <meta:user-defined meta:name="Info 1"/>
    <meta:user-defined meta:name="Info 2"/>
    <meta:user-defined meta:name="Info 3"/>
    <meta:user-defined meta:name="Info 4"/>
    <meta:document-statistic meta:object-count="2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master-page-name="Standard">
      <style:paragraph-properties style:page-number="auto"/>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2.357cm" svg:height="2.365cm" draw:z-index="0"><draw:image xlink:href="Pictures/10000000000001C2000001BFF73641F8.jpg" xlink:type="simple" xlink:show="embed" xlink:actuate="onLoad"/></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CA"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fo:padding-left="0.141cm" fo:padding-right="0.141cm" fo:padding-top="0.035cm" fo:padding-bottom="0.035cm" fo:border="0.018cm solid #000000"/>
      <style:text-properties fo:language="en" fo:country="GB"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keep-together="always" fo:orphans="0" fo:widows="0" fo:hyphenation-ladder-count="no-limit" fo:text-indent="0cm" style:auto-text-indent="false" fo:break-before="page" fo:keep-with-next="always"/>
      <style:text-properties fo:font-size="14pt" fo:language="en" fo:country="US"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106cm" fo:text-indent="0cm" style:auto-text-indent="false" fo:keep-with-next="always"/>
      <style:text-properties fo:text-transform="uppercase"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orphans="0" fo:widows="0" fo:hyphenation-ladder-count="no-limit" fo:text-indent="0cm" style:auto-text-indent="false" fo:keep-with-next="always"/>
      <style:text-properties fo:language="en" fo:country="US" fo:font-weight="bold" style:font-weight-asian="bold" fo:hyphenate="false" fo:hyphenation-remain-char-count="2" fo:hyphenation-push-char-count="2"/>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fo:font-size="14pt" style:font-size-asian="14pt"/>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22pt" fo:font-weight="bold" style:font-size-asian="22pt" style:font-weight-asian="bold"/>
    </style:style>
    <style:style style:name="Heading_20_7" style:display-name="Heading 7"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8" style:display-name="Heading 8" style:family="paragraph" style:parent-style-name="Standard" style:next-style-name="Standard" style:class="text">
      <style:paragraph-properties fo:keep-with-next="always"/>
      <style:text-properties fo:font-weight="bold" style:font-weight-asian="bold"/>
    </style:style>
    <style:style style:name="Heading_20_9" style:display-name="Heading 9" style:family="paragraph" style:parent-style-name="Standard" style:next-style-name="Standard" style:class="text">
      <style:paragraph-properties fo:keep-with-next="always"/>
      <style:text-properties fo:font-size="14pt"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fo:margin-left="1cm" fo:margin-right="0cm" fo:margin-top="0.423cm" fo:margin-bottom="0cm" fo:text-indent="-1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1.7cm" fo:margin-right="0cm" fo:margin-top="0.212cm" fo:margin-bottom="0cm" fo:text-indent="-1cm" style:auto-text-indent="false"/>
      <style:text-properties fo:text-transform="uppercase"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style>
    <style:style style:name="Body_20_Text_20_2" style:display-name="Body Text 2" style:family="paragraph" style:parent-style-name="Standard">
      <style:paragraph-properties fo:text-align="justify" style:justify-single-word="false"/>
    </style:style>
    <style:style style:name="WW8Num12z0" style:family="text">
      <style:text-properties style:text-position="0% 100%"/>
    </style:style>
    <style:style style:name="WW8Num18z0" style:family="text">
      <style:text-properties style:text-position="0% 100%"/>
    </style:style>
    <style:style style:name="Default_20_Paragraph_20_Font" style:display-name="Default Paragraph Font" style:family="text"/>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0"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3cm"/>
      </text:outline-level-style>
      <text:outline-level-style text:level="4" style:num-format="1" text:display-levels="4">
        <style:list-level-properties text:min-label-width="1.801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794cm" text:min-label-width="0.635cm"/>
      </text:list-level-style-number>
      <text:list-level-style-number text:level="2" style:num-suffix="." style:num-format="a" style:num-letter-sync="true">
        <style:list-level-properties text:space-before="2.064cm" text:min-label-width="0.635cm"/>
      </text:list-level-style-number>
      <text:list-level-style-number text:level="3" style:num-suffix="." style:num-format="i">
        <style:list-level-properties text:min-label-width="3.969cm" text:min-label-distance="0.318cm" fo:text-align="end"/>
      </text:list-level-style-number>
      <text:list-level-style-number text:level="4" style:num-suffix="." style:num-format="1">
        <style:list-level-properties text:space-before="4.604cm" text:min-label-width="0.635cm"/>
      </text:list-level-style-number>
      <text:list-level-style-number text:level="5" style:num-suffix="." style:num-format="a" style:num-letter-sync="true">
        <style:list-level-properties text:space-before="5.874cm" text:min-label-width="0.635cm"/>
      </text:list-level-style-number>
      <text:list-level-style-number text:level="6" style:num-suffix="." style:num-format="i">
        <style:list-level-properties text:min-label-width="7.779cm" text:min-label-distance="0.318cm" fo:text-align="end"/>
      </text:list-level-style-number>
      <text:list-level-style-number text:level="7" style:num-suffix="." style:num-format="1">
        <style:list-level-properties text:space-before="8.414cm" text:min-label-width="0.635cm"/>
      </text:list-level-style-number>
      <text:list-level-style-number text:level="8" style:num-suffix="." style:num-format="a" style:num-letter-sync="true">
        <style:list-level-properties text:space-before="9.684cm" text:min-label-width="0.635cm"/>
      </text:list-level-style-number>
      <text:list-level-style-number text:level="9" style:num-suffix="." style:num-format="i">
        <style:list-level-properties text:min-label-width="11.589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0" style:num-format="1" text:start-value="4">
        <style:list-level-properties text:min-label-width="0.979cm"/>
      </text:list-level-style-number>
      <text:list-level-style-number text:level="2" style:num-format="1" text:display-levels="2">
        <style:list-level-properties text:space-before="1.27cm" text:min-label-width="0.979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text:style-name="WW8Num18z0" style:num-suffix="." style:num-format="a" style:num-letter-sync="true">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style:num-format="1" text:start-value="8">
        <style:list-level-properties text:space-before="5.397cm" text:min-label-width="0.688cm"/>
      </text:list-level-style-number>
      <text:list-level-style-number text:level="4" style:num-format="1" text:start-value="8">
        <style:list-level-properties text:space-before="6.35cm" text:min-label-width="0.688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format="1">
        <style:list-level-properties text:min-label-width="0.762cm"/>
      </text:list-level-style-number>
      <text:list-level-style-number text:level="2" style:num-prefix="3.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0"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3cm"/>
      </text:list-level-style-number>
      <text:list-level-style-number text:level="4" style:num-format="1" text:display-levels="4">
        <style:list-level-properties text:min-label-width="1.801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